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783in"/>
    </style:style>
    <style:style style:name="co9" style:family="table-column">
      <style:table-column-properties fo:break-before="auto" style:column-width="5.9409in"/>
    </style:style>
    <style:style style:name="co10" style:family="table-column">
      <style:table-column-properties fo:break-before="auto" style:column-width="0.7236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4602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3898in"/>
    </style:style>
    <style:style style:name="co16" style:family="table-column">
      <style:table-column-properties fo:break-before="auto" style:column-width="1.561in"/>
    </style:style>
    <style:style style:name="co17" style:family="table-column">
      <style:table-column-properties fo:break-before="auto" style:column-width="0.6925in"/>
    </style:style>
    <style:style style:name="co18" style:family="table-column">
      <style:table-column-properties fo:break-before="auto" style:column-width="1.1744in"/>
    </style:style>
    <style:style style:name="co19" style:family="table-column">
      <style:table-column-properties fo:break-before="auto" style:column-width="0.6563in"/>
    </style:style>
    <style:style style:name="co20" style:family="table-column">
      <style:table-column-properties fo:break-before="auto" style:column-width="1.0472in"/>
    </style:style>
    <style:style style:name="co21" style:family="table-column">
      <style:table-column-properties fo:break-before="auto" style:column-width="1.2311in"/>
    </style:style>
    <style:style style:name="co22" style:family="table-column">
      <style:table-column-properties fo:break-before="auto" style:column-width="1.1043in"/>
    </style:style>
    <style:style style:name="co23" style:family="table-column">
      <style:table-column-properties fo:break-before="auto" style:column-width="1.6791in"/>
    </style:style>
    <style:style style:name="co24" style:family="table-column">
      <style:table-column-properties fo:break-before="auto" style:column-width="1.7984in"/>
    </style:style>
    <style:style style:name="co25" style:family="table-column">
      <style:table-column-properties fo:break-before="auto" style:column-width="0.6854in"/>
    </style:style>
    <style:style style:name="co26" style:family="table-column">
      <style:table-column-properties fo:break-before="auto" style:column-width="1.2484in"/>
    </style:style>
    <style:style style:name="co27" style:family="table-column">
      <style:table-column-properties fo:break-before="auto" style:column-width="1.148in"/>
    </style:style>
    <style:style style:name="co28" style:family="table-column">
      <style:table-column-properties fo:break-before="auto" style:column-width="2.2563in"/>
    </style:style>
    <style:style style:name="co29" style:family="table-column">
      <style:table-column-properties fo:break-before="auto" style:column-width="1.4299in"/>
    </style:style>
    <style:style style:name="co30" style:family="table-column">
      <style:table-column-properties fo:break-before="auto" style:column-width="1.7827in"/>
    </style:style>
    <style:style style:name="co31" style:family="table-column">
      <style:table-column-properties fo:break-before="auto" style:column-width="1.5909in"/>
    </style:style>
    <style:style style:name="co32" style:family="table-column">
      <style:table-column-properties fo:break-before="auto" style:column-width="1.6217in"/>
    </style:style>
    <style:style style:name="co33" style:family="table-column">
      <style:table-column-properties fo:break-before="auto" style:column-width="2.1854in"/>
    </style:style>
    <style:style style:name="co34" style:family="table-column">
      <style:table-column-properties fo:break-before="auto" style:column-width="2.0043in"/>
    </style:style>
    <style:style style:name="co35" style:family="table-column">
      <style:table-column-properties fo:break-before="auto" style:column-width="1.3126in"/>
    </style:style>
    <style:style style:name="co36" style:family="table-column">
      <style:table-column-properties fo:break-before="auto" style:column-width="0.8909in"/>
    </style:style>
    <style:style style:name="co37" style:family="table-column">
      <style:table-column-properties fo:break-before="auto" style:column-width="2.6736in"/>
    </style:style>
    <style:style style:name="co38" style:family="table-column">
      <style:table-column-properties fo:break-before="auto" style:column-width="0.9102in"/>
    </style:style>
    <style:style style:name="co39" style:family="table-column">
      <style:table-column-properties fo:break-before="auto" style:column-width="0.679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1.6063in" fo:break-before="auto" style:use-optimal-row-height="true"/>
    </style:style>
    <style:style style:name="ro8" style:family="table-row">
      <style:table-row-properties style:row-height="1.0154in" fo:break-before="auto" style:use-optimal-row-height="true"/>
    </style:style>
    <style:style style:name="ro9" style:family="table-row">
      <style:table-row-properties style:row-height="0.6839in" fo:break-before="auto" style:use-optimal-row-height="tru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1965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3311in" fo:break-before="auto" style:use-optimal-row-height="true"/>
    </style:style>
    <style:style style:name="ro17" style:family="table-row">
      <style:table-row-properties style:row-height="2.5075in" fo:break-before="auto" style:use-optimal-row-height="true"/>
    </style:style>
    <style:style style:name="ro18" style:family="table-row">
      <style:table-row-properties style:row-height="1.1811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1.3472in" fo:break-before="auto" style:use-optimal-row-height="true"/>
    </style:style>
    <style:style style:name="ro21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0.1783in" fo:break-before="auto" style:use-optimal-row-height="true"/>
    </style:style>
    <style:style style:name="ro23" style:family="table-row">
      <style:table-row-properties style:row-height="1.8445in" fo:break-before="auto" style:use-optimal-row-height="true"/>
    </style:style>
    <style:style style:name="ro24" style:family="table-row">
      <style:table-row-properties style:row-height="0.2484in" fo:break-before="auto" style:use-optimal-row-height="false"/>
    </style:style>
    <style:style style:name="ro25" style:family="table-row">
      <style:table-row-properties style:row-height="0.4972in" fo:break-before="auto" style:use-optimal-row-height="false"/>
    </style:style>
    <style:style style:name="ro26" style:family="table-row">
      <style:table-row-properties style:row-height="1.1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wrap-option="wrap" style:vertical-align="middle"/>
      <style:text-properties fo:color="#000000" style:font-name="Arial" fo:font-size="10pt" style:font-name-asian="Arial" style:font-size-asian="9pt" style:font-name-complex="Tahoma" style:font-size-complex="9pt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6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ext-properties fo:font-size="9pt"/>
    </style:style>
    <style:style style:name="ce7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vertical-align="top"/>
      <style:text-properties style:font-name="Arial" fo:font-size="10pt"/>
    </style:style>
    <style:style style:name="ce9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ext-properties style:font-name="Arial" fo:font-size="9pt"/>
    </style:style>
    <style:style style:name="ce9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4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51" style:family="table-cell" style:parent-style-name="Default">
      <style:text-properties fo:color="#ff0000" fo:font-size="9pt"/>
    </style:style>
    <style:style style:name="ce152" style:family="table-cell" style:parent-style-name="Default">
      <style:text-properties style:use-window-font-color="true" fo:font-size="9pt"/>
    </style:style>
    <style:style style:name="ce153" style:family="table-cell" style:parent-style-name="Default">
      <style:table-cell-properties fo:border="0.0008in solid #000000"/>
      <style:text-properties style:use-window-font-color="true" fo:font-size="9pt"/>
    </style:style>
    <style:style style:name="ce154" style:family="table-cell" style:parent-style-name="Default">
      <style:table-cell-properties fo:border="0.0008in solid #000000"/>
      <style:text-properties fo:font-size="9pt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159" style:family="table-cell" style:parent-style-name="Default">
      <style:table-cell-properties fo:background-color="transparent" fo:wrap-option="wrap"/>
      <style:text-properties style:use-window-font-color="true"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160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64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/>
      <style:text-properties fo:color="#ff0000" fo:font-size="9pt"/>
    </style:style>
    <style:style style:name="ce167" style:family="table-cell" style:parent-style-name="Default">
      <style:text-properties style:font-name="Arial" fo:font-size="10pt"/>
    </style:style>
    <style:style style:name="ce16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7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9" style:family="table-cell" style:parent-style-name="Default">
      <style:table-cell-properties fo:background-color="#000080"/>
      <style:text-properties fo:color="#ffffff" fo:font-size="12pt" fo:font-weight="bold"/>
    </style:style>
    <style:style style:name="ce18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2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fo:background-color="#e6e6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style:font-name-asian="ＭＳ Ｐゴシック" style:font-name-complex="Tahoma"/>
    </style:style>
    <style:style style:name="T3" style:family="text">
      <style:text-properties style:font-name="Tahoma" style:font-name-asian="ＭＳ Ｐゴシック" style:language-asian="zh" style:country-asian="CN" style:font-name-complex="Tahoma" style:language-complex="hi" style:country-complex="IN"/>
    </style:style>
    <style:style style:name="T4" style:family="text">
      <style:text-properties style:font-name="Tahoma" fo:font-size="12pt" style:font-name-asian="ＭＳ Ｐゴシック" style:language-asian="zh" style:country-asian="CN" style:font-name-complex="Tahoma" style:language-complex="hi" style:country-complex="IN"/>
    </style:style>
    <style:style style:name="T5" style:family="text">
      <style:text-properties fo:color="#000000" style:font-name-asian="Arial" style:font-size-asian="9pt" style:font-name-complex="Tahoma" style:font-size-complex="9pt"/>
    </style:style>
    <style:style style:name="T6" style:family="text">
      <style:text-properties fo:color="#000000" style:font-name="Arial" style:font-name-asian="Arial" style:font-size-asian="9pt" style:font-name-complex="Tahoma" style:font-size-complex="9pt"/>
    </style:style>
    <style:style style:name="T7" style:family="text">
      <style:text-properties fo:color="#000000" style:font-name="Arial" fo:font-weight="bold" style:font-name-asian="Arial" style:font-size-asian="9pt" style:language-asian="ja" style:country-asian="JP" style:font-weight-asian="bold" style:font-name-complex="Tahoma" style:font-size-complex="9pt" style:language-complex="zxx" style:country-complex="none" style:font-weight-complex="bold"/>
    </style:style>
    <style:style style:name="T8" style:family="text">
      <style:text-properties style:font-name="Arial" style:font-name-asian="Arial" style:font-name-complex="Tahom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00" style:font-name="Arial" fo:font-size="10pt" fo:language="en" fo:country="GB" fo:font-weight="normal" style:font-name-asian="Tahoma1" style:font-size-asian="10pt" style:font-weight-asian="normal" style:font-name-complex="Tahoma2" style:font-size-complex="10pt" style:font-weight-complex="normal"/>
    </style:style>
    <style:style style:name="T12" style:family="text">
      <style:text-properties style:font-name="Arial" fo:font-size="10pt" fo:font-weight="normal" style:font-name-asian="Tahoma1" style:font-size-asian="10pt" style:font-weight-asian="normal" style:font-name-complex="Tahoma2" style:font-size-complex="11pt" style:font-weight-complex="normal"/>
    </style:style>
    <style:style style:name="T13" style:family="text">
      <style:text-properties style:font-name="Arial" fo:font-size="10pt" style:font-name-asian="Tahoma1" style:font-size-asian="10pt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2in" table:end-y="0.1559in" draw:z-index="0" draw:name="Graphics 3" draw:style-name="gr1" draw:text-style-name="P1" svg:width="2.3118in" svg:height="1.1291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Portal 2.5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ooc:=[Summary_Report.F27]" office:value-type="float" office:value="29">
            <text:p>29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AIO split to products</text:p>
          </table:table-cell>
          <table:table-cell table:style-name="ce34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3"/>
          <table:table-cell table:style-name="ce11"/>
          <table:table-cell table:style-name="ce21"/>
          <table:table-cell table:style-name="ce26" office:value-type="string">
            <text:p>Missing: (technique)</text:p>
            <text:p>- Portal-3755</text:p>
            <text:p>- Portal- 3814</text:p>
            <text:p>- Portal-3806</text:p>
            <text:p><text:span text:style-name="T2">- Portal-3780</text:span></text:p>
            <text:p><text:span text:style-name="T3">PORTAL-3772</text:span></text:p>
            <text:p><text:span text:style-name="T4">PORTAL-34</text:span><text:span text:style-name="T4">44 </text:span></text:p>
            <text:p><text:span text:style-name="T4">PORTAL-37</text:span><text:span text:style-name="T4">43 </text:span></text:p>
            <text:p><text:span text:style-name="T4"/>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string">
            <text:p>2/Nov/10</text:p>
          </table:table-cell>
          <table:table-cell table:style-name="ce22"/>
          <table:table-cell table:style-name="ce27" office:value-type="string">
            <text:p>Portal-2983</text:p>
            <text:p><text:span text:style-name="T5">Portal-3827</text:span></text:p>
            <text:p><text:span text:style-name="T5">Portal-3823</text:span></text:p>
            <text:p><text:span text:style-name="T5">Portal-3836</text:span></text:p>
            <text:p><text:span text:style-name="T5">Portal-3841</text:span></text:p>
            <text:p><text:span text:style-name="T5">Portal-3857</text:span>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9">
          <table:table-cell table:style-name="ce3"/>
          <table:table-cell table:style-name="ce12" office:value-type="string">
            <text:p>29/Nov/10</text:p>
          </table:table-cell>
          <table:table-cell table:style-name="ce22"/>
          <table:table-cell table:style-name="ce28" office:value-type="string">
            <text:p>remove:</text:p>
            <text:p><text:span text:style-name="T6">CCP-379.001</text:span></text:p>
            <text:p><text:span text:style-name="T7">CCP-379.002</text:span></text:p>
            <text:p><text:span text:style-name="T7">CCP-394.002</text:span></text:p>
          </table:table-cell>
          <table:table-cell table:style-name="ce36" office:value-type="string">
            <text:p>an.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6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6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2"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/>
          <table:table-cell table:style-name="ce37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8" table:number-columns-repeated="2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52" table:default-cell-style-name="Default"/>
        <table:table-row table:style-name="ro10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6" office:value-type="string" table:number-columns-spanned="1" table:number-rows-spanned="2">
            <text:p>BugID</text:p>
          </table:table-cell>
          <table:table-cell table:style-name="ce56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number-columns-repeated="2" table:style-name="ce56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1</text:p>
          </table:table-cell>
          <table:covered-table-cell table:number-columns-repeated="3" table:style-name="ce53"/>
          <table:table-cell table:style-name="ce19" table:number-columns-repeated="252"/>
        </table:table-row>
        <table:table-row table:style-name="ro1">
          <table:table-cell table:style-name="ce47" office:value-type="string">
            <text:p>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57" office:value-type="string">
            <text:p>Portal-3435</text:p>
          </table:table-cell>
          <table:table-cell table:style-name="ce57" office:value-type="string">
            <text:p>High </text:p>
          </table:table-cell>
          <table:table-cell table:style-name="ce19" table:number-columns-repeated="252"/>
        </table:table-row>
        <table:table-row table:style-name="ro1">
          <table:table-cell table:style-name="ce47" office:value-type="string">
            <text:p>REG_GTN_CCP_12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57" office:value-type="string">
            <text:p>Portal-3689</text:p>
          </table:table-cell>
          <table:table-cell table:style-name="ce57" office:value-type="string">
            <text:p>Low </text:p>
          </table: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number-columns-repeated="2" table:style-name="ce56"/>
          <table:table-cell table:style-name="ce19" table:number-columns-repeated="252"/>
        </table:table-row>
        <table:table-row table:style-name="ro11">
          <table:table-cell table:style-name="ce47" office:value-type="string">
            <text:p>REG_GTN_CCP_314</text:p>
          </table:table-cell>
          <table:table-cell table:style-name="ce54" office:value-type="string">
            <text:p>Several JS problems with IE 7 </text:p>
          </table:table-cell>
          <table:table-cell table:style-name="ce47" office:value-type="string">
            <text:p>ALL-297, WCM-2713, PORTAL-3766 </text:p>
          </table:table-cell>
          <table:table-cell table:style-name="ce47" office:value-type="string">
            <text:p>High</text:p>
          </table:table-cell>
          <table:table-cell table:style-name="ce53"/>
          <table:table-cell table:style-name="ce59" table:number-columns-repeated="251"/>
        </table:table-row>
        <table:table-row table:style-name="ro12">
          <table:table-cell table:style-name="ce48" office:value-type="string">
            <text:p>REG_GTN_CCP_51</text:p>
          </table:table-cell>
          <table:table-cell table:style-name="ce54" office:value-type="string">
            <text:p>Check when click twice on Sign In button</text:p>
          </table:table-cell>
          <table:table-cell table:style-name="ce57" office:value-type="string">
            <text:p>PORTAL-3221, WCM-2504 </text:p>
          </table:table-cell>
          <table:table-cell office:value-type="string">
            <text:p>Low</text:p>
          </table:table-cell>
          <table:table-cell table:style-name="ce53"/>
          <table:table-cell table:style-name="ce59" table:number-columns-repeated="251"/>
        </table:table-row>
        <table:table-row table:style-name="ro12">
          <table:table-cell table:style-name="ce47" office:value-type="string">
            <text:p>REG_GTN_CCP_366</text:p>
          </table:table-cell>
          <table:table-cell table:style-name="ce54" office:value-type="string">
            <text:p>Title of button close window in popup not available in french </text:p>
          </table:table-cell>
          <table:table-cell table:style-name="ce57" office:value-type="string">
            <text:p>ALL-325, PORTAL-3773 </text:p>
          </table:table-cell>
          <table:table-cell table:style-name="ce57" office:value-type="string">
            <text:p>Low</text:p>
          </table:table-cell>
          <table:table-cell table:style-name="ce53"/>
          <table:table-cell table:style-name="ce59" table:number-columns-repeated="251"/>
        </table:table-row>
        <table:table-row table:style-name="ro1">
          <table:table-cell table:style-name="ce47" office:value-type="string">
            <text:p>REG_GTN_CCP_394</text:p>
          </table:table-cell>
          <table:table-cell table:style-name="ce54" office:value-type="string">
            <text:p>Check if mandatory textarea (*) on the right , not in the bottom</text:p>
          </table:table-cell>
          <table:table-cell table:style-name="ce58" office:value-type="string">
            <text:p>Portal-3739</text:p>
          </table:table-cell>
          <table:table-cell table:style-name="ce47" office:value-type="string">
            <text:p>High</text:p>
          </table:table-cell>
          <table:table-cell table:style-name="ce53"/>
          <table:table-cell table:style-name="ce59" table:number-columns-repeated="251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number-columns-repeated="2" table:style-name="ce51"/>
          <table:covered-table-cell table:style-name="ce59"/>
          <table:table-cell table:style-name="ce59" table:number-columns-repeated="252"/>
        </table:table-row>
        <table:table-row table:style-name="ro13">
          <table:table-cell table:style-name="ce48" office:value-type="string">
            <text:p>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51" office:value-type="string">
            <text:p>Portal-377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13">
          <table:table-cell table:style-name="ce47" office:value-type="string">
            <text:p>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51" office:value-type="string">
            <text:p>Portal-3787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13">
          <table:table-cell table:style-name="ce47" office:value-type="string">
            <text:p>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51" office:value-type="string">
            <text:p>Portal-3789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13">
          <table:table-cell table:style-name="ce47" office:value-type="string">
            <text:p>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51" office:value-type="string">
            <text:p>Portal-381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13">
          <table:table-cell table:style-name="ce47" office:value-type="string">
            <text:p>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Portal-3684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0">
          <table:table-cell table:style-name="ce49" office:value-type="string">
            <text:p>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51" office:value-type="string">
            <text:p>Portal-3790</text:p>
          </table:table-cell>
          <table:table-cell table:style-name="ce59" table:number-columns-repeated="253"/>
        </table:table-row>
        <table:table-row table:style-name="ro10">
          <table:table-cell table:style-name="ce49" office:value-type="string">
            <text:p>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Portal-380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10">
          <table:table-cell table:style-name="ce49" office:value-type="string">
            <text:p>REG_GTN_CCP_464</text:p>
          </table:table-cell>
          <table:table-cell table:style-name="ce49" office:value-type="string">
            <text:p>Check hitting enter key to do search user</text:p>
          </table:table-cell>
          <table:table-cell table:style-name="ce51" office:value-type="string">
            <text:p>Portal-381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0">
          <table:table-cell table:style-name="ce49" office:value-type="string">
            <text:p>REG_GTN_CCP_466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51" office:value-type="string">
            <text:p>Portal-381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10">
          <table:table-cell table:style-name="ce49" office:value-type="string">
            <text:p>REG_GTN_PRL_002</text:p>
          </table:table-cell>
          <table:table-cell table:style-name="ce55" office:value-type="string">
            <text:p>Check if tooltip on Application Registry are translated into French</text:p>
          </table:table-cell>
          <table:table-cell table:style-name="ce49" office:value-type="string">
            <text:p>Portal-3840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0">
          <table:table-cell table:style-name="ce49" office:value-type="string">
            <text:p>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Portal-3812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number-columns-repeated="2" table:style-name="ce51"/>
          <table:covered-table-cell table:style-name="ce59"/>
          <table:table-cell table:style-name="ce59" table:number-columns-repeated="252"/>
        </table:table-row>
        <table:table-row table:style-name="ro10">
          <table:table-cell table:style-name="ce50" office:value-type="string">
            <text:p>REG_GTN_PRL_004</text:p>
          </table:table-cell>
          <table:table-cell table:style-name="ce51" office:value-type="string">
            <text:p>Check changing size of container in page</text:p>
          </table:table-cell>
          <table:table-cell table:style-name="ce51" office:value-type="string">
            <text:p>Portal-298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10">
          <table:table-cell table:style-name="ce50" office:value-type="string">
            <text:p>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0">
          <table:table-cell table:style-name="ce50" office:value-type="string">
            <text:p>REG_GTN_PRL_006</text:p>
          </table:table-cell>
          <table:table-cell table:style-name="ce49" office:value-type="string">
            <text:p>Check when drag &amp; drop 1 column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0">
          <table:table-cell table:style-name="ce50" office:value-type="string">
            <text:p>REG_GTN_PRL_007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0">
          <table:table-cell table:style-name="ce50" office:value-type="string">
            <text:p>REG_GTN_PRL_008</text:p>
          </table:table-cell>
          <table:table-cell table:style-name="ce49" office:value-type="string">
            <text:p>Check when drag &amp; drop 1 column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0">
          <table:table-cell table:style-name="ce50" office:value-type="string">
            <text:p>REG_GTN_CCP_499</text:p>
          </table:table-cell>
          <table:table-cell table:style-name="ce49" office:value-type="string">
            <text:p>Check when drag &amp; drop portlet in IE7</text:p>
          </table:table-cell>
          <table:table-cell table:style-name="ce49" office:value-type="string">
            <text:p>Portal-382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10">
          <table:table-cell table:style-name="ce50" office:value-type="string">
            <text:p>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Portal-3836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0">
          <table:table-cell table:style-name="ce50" office:value-type="string">
            <text:p>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Portal-3841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0">
          <table:table-cell table:style-name="ce50" office:value-type="string">
            <text:p>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Portal-385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" table:number-rows-repeated="16">
          <table:table-cell table:style-name="ce51" table:number-columns-repeated="3"/>
          <table:table-cell table:style-name="ce59" table:number-columns-repeated="253"/>
        </table:table-row>
        <table:table-row table:style-name="ro1" table:number-rows-repeated="11">
          <table:table-cell table:style-name="ce52" table:number-columns-repeated="3"/>
          <table:table-cell table:style-name="ce19" table:number-columns-repeated="253"/>
        </table:table-row>
        <table:table-row table:style-name="ro1" table:number-rows-repeated="65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1" table:style-name="ta1" table:print="false">
        <office:forms form:automatic-focus="false" form:apply-design-mode="false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number-columns-repeated="247" table:default-cell-style-name="Default"/>
        <table:table-row table:style-name="ro14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988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988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5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988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6">
          <table:table-cell/>
          <table:table-cell table:style-name="ce65" office:value-type="string">
            <text:p>Total Main Cases:</text:p>
          </table:table-cell>
          <table:table-cell table:style-name="ce70" table:formula="oooc:=MAX([.A7:.A971])" office:value-type="float" office:value="2" table:number-columns-spanned="3" table:number-rows-spanned="1">
            <text:p>2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988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6"/>
          <table:table-cell table:style-name="ce71"/>
          <table:table-cell table:style-name="ce75" table:number-columns-repeated="5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988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6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17">
          <table:table-cell table:style-name="ce61" office:value-type="float" office:value="1">
            <text:p>001</text:p>
          </table:table-cell>
          <table:table-cell table:style-name="ce47" office:value-type="string">
            <text:p>REG_GTN_CCP_120</text:p>
          </table:table-cell>
          <table:table-cell table:style-name="ce72" office:value-type="float" office:value="1">
            <text:p>001</text:p>
          </table:table-cell>
          <table:table-cell table:style-name="ce76" table:formula="oooc:=CONCATENATE(&quot;Portal&quot;;&quot;/&quot;;[.B7])" office:value-type="string" office:string-value="Portal/REG_GTN_CCP_120">
            <text:p>Portal/REG_GTN_CCP_120</text:p>
          </table:table-cell>
          <table:table-cell table:style-name="ce77" office:value-type="string">
            <text:p>Change site to current - navigation is changing, page is not</text:p>
          </table:table-cell>
          <table:table-cell table:style-name="ce62" office:value-type="string">
            <text:p>Step 1: Import application</text:p>
          </table:table-cell>
          <table:table-cell table:style-name="ce62" office:value-type="string">
            <text:p>- Login by admin</text:p>
            <text:p>- Go to Group/Application Registry</text:p>
            <text:p>- Click on Auto Import link</text:p>
          </table:table-cell>
          <table:table-cell table:style-name="ce62" office:value-type="string">
            <text:p>All applications are imported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 table:style-name="ce62" office:value-type="string">
            <text:p>after step 4: Now navigation is changed to Home (I assume that is first permitted navigation) what is OK, but visible page is still the sitemap one. It's a bug.</text:p>
          </table:table-cell>
          <table:table-cell table:style-name="ce87"/>
          <table:table-cell table:number-columns-repeated="243"/>
        </table:table-row>
        <table:table-row table:style-name="ro18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GTN_CCP_120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ooc:=CONCATENATE(&quot;Portal&quot;;&quot;/&quot;;[.B8])" office:value-type="string" office:string-value="Portal/REG_GTN_CCP_120">
            <text:p>Portal/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2: Create sitemap page</text:p>
          </table:table-cell>
          <table:table-cell table:style-name="ce62" office:value-type="string">
            <text:p>- Go to Site Editor/Add page wizard</text:p>
            <text:p>- Input needed values</text:p>
            <text:p>- At step 3: drag &amp; drop Sitemap portlet into page</text:p>
            <text:p>- Save</text:p>
          </table:table-cell>
          <table:table-cell table:style-name="ce62" office:value-type="string">
            <text:p>Create new page successfully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/>
          <table:table-cell table:style-name="ce87"/>
          <table:table-cell table:number-columns-repeated="243"/>
        </table:table-row>
        <table:table-row table:style-name="ro19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REG_GTN_CCP_120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ooc:=CONCATENATE(&quot;Portal&quot;;&quot;/&quot;;[.B9])" office:value-type="string" office:string-value="Portal/REG_GTN_CCP_120">
            <text:p>Portal/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3: View sitemap page</text:p>
          </table:table-cell>
          <table:table-cell table:style-name="ce62" office:value-type="string">
            <text:p>- Select to view sitemap page</text:p>
          </table:table-cell>
          <table:table-cell table:style-name="ce62" office:value-type="string">
            <text:p>The sitemap page is displayed lists all pages on current portal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/>
          <table:table-cell table:style-name="ce87"/>
          <table:table-cell table:number-columns-repeated="243"/>
        </table:table-row>
        <table:table-row table:style-name="ro19">
          <table:table-cell table:style-name="ce61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REG_GTN_CCP_120</text:p>
          </table:table-cell>
          <table:table-cell table:style-name="ce72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ooc:=CONCATENATE(&quot;Portal&quot;;&quot;/&quot;;[.B10])" office:value-type="string" office:string-value="Portal/REG_GTN_CCP_120">
            <text:p>Portal/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4: Change site to current</text:p>
          </table:table-cell>
          <table:table-cell table:style-name="ce62" office:value-type="string">
            <text:p>erase part of an url and submit <text:a xlink:href="http://domain/portal/public/classic">http://domain/portal/public/classic</text:a></text:p>
          </table:table-cell>
          <table:table-cell table:style-name="ce62" office:value-type="string">
            <text:p>Now navigation is changed to Home. Visible page is Home also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 table:style-name="ce62"/>
          <table:table-cell table:style-name="ce87"/>
          <table:table-cell table:number-columns-repeated="243"/>
        </table:table-row>
        <table:table-row table:style-name="ro8">
          <table:table-cell table:style-name="ce61" table:formula="oooc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47" office:value-type="string">
            <text:p>REG_GTN_CCP_122</text:p>
          </table:table-cell>
          <table:table-cell table:style-name="ce72" office:value-type="float" office:value="1">
            <text:p>001</text:p>
          </table:table-cell>
          <table:table-cell table:style-name="ce76" table:formula="oooc:=CONCATENATE(&quot;Portal&quot;;&quot;/&quot;;[.B11])" office:value-type="string" office:string-value="Portal/REG_GTN_CCP_122">
            <text:p>Portal/REG_GTN_CCP_122</text:p>
          </table:table-cell>
          <table:table-cell table:style-name="ce77" office:value-type="string">
            <text:p>No possible accented characters in the user profile</text:p>
          </table:table-cell>
          <table:table-cell table:style-name="ce62" office:value-type="string">
            <text:p>Step 1: Create user with accent</text:p>
          </table:table-cell>
          <table:table-cell table:style-name="ce62" office:value-type="string">
            <text:p>- Click Register</text:p>
            <text:p>- Input valid value in fields (contain accent in FirstName or LastName)</text:p>
            <text:p>- Click Save</text:p>
          </table:table-cell>
          <table:table-cell table:style-name="ce62" office:value-type="string">
            <text:p>New user is added successfully</text:p>
          </table:table-cell>
          <table:table-cell table:style-name="ce62" office:value-type="string">
            <text:p>Low</text:p>
          </table:table-cell>
          <table:table-cell table:style-name="ce84" office:value-type="string">
            <text:p>Portal-3689</text:p>
          </table:table-cell>
          <table:table-cell table:style-name="ce62"/>
          <table:table-cell table:style-name="ce87"/>
          <table:table-cell table:number-columns-repeated="243"/>
        </table:table-row>
        <table:table-row table:style-name="ro20">
          <table:table-cell table:style-name="ce6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7" office:value-type="string">
            <text:p>REG_GTN_CCP_122</text:p>
          </table:table-cell>
          <table:table-cell table:style-name="ce7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ooc:=CONCATENATE(&quot;Portal&quot;;&quot;/&quot;;[.B12])" office:value-type="string" office:string-value="Portal/REG_GTN_CCP_122">
            <text:p>Portal/REG_GTN_CCP_12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62" office:value-type="string">
            <text:p>Step 2: Check when update user info with accents</text:p>
          </table:table-cell>
          <table:table-cell table:style-name="ce62" office:value-type="string">
            <text:p>- Go to Community Management</text:p>
            <text:p>- Click Edit icon at any user</text:p>
            <text:p>- Change current FirstName/LastName with accent</text:p>
            <text:p>- Click Save</text:p>
          </table:table-cell>
          <table:table-cell table:style-name="ce62" office:value-type="string">
            <text:p>Change is saved</text:p>
          </table:table-cell>
          <table:table-cell table:style-name="ce62" office:value-type="string">
            <text:p>Low</text:p>
          </table:table-cell>
          <table:table-cell table:style-name="ce84" office:value-type="string">
            <text:p>Portal-3689</text:p>
          </table:table-cell>
          <table:table-cell/>
          <table:table-cell table:style-name="ce87"/>
          <table:table-cell table:number-columns-repeated="243"/>
        </table:table-row>
        <table:table-row table:style-name="ro1" table:number-rows-repeated="18">
          <table:table-cell table:style-name="ce62" table:number-columns-repeated="9"/>
          <table:table-cell table:style-name="ce84"/>
          <table:table-cell table:number-columns-repeated="245"/>
        </table:table-row>
        <table:table-row table:style-name="ro1" table:number-rows-repeated="18">
          <table:table-cell table:number-columns-repeated="8"/>
          <table:table-cell table:style-name="ce62"/>
          <table:table-cell table:style-name="ce84"/>
          <table:table-cell table:number-columns-repeated="245"/>
        </table:table-row>
        <table:table-row table:style-name="ro1" table:number-rows-repeated="31">
          <table:table-cell table:number-columns-repeated="8"/>
          <table:table-cell table:style-name="ce62"/>
          <table:table-cell table:number-columns-repeated="246"/>
        </table:table-row>
        <table:table-row table:style-name="ro1" table:number-rows-repeated="6545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5" table:style-name="ta2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5" table:number-columns-repeated="244" table:default-cell-style-name="Default"/>
        <table:table-column table:style-name="co12" table:default-cell-style-name="Default"/>
        <table:table-row table:style-name="ro14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874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4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874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5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874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4">
          <table:table-cell/>
          <table:table-cell table:style-name="ce65" office:value-type="string">
            <text:p>Total Main Cases:</text:p>
          </table:table-cell>
          <table:table-cell table:style-name="ce70" table:formula="oooc:=MAX([.A7:.A857])" office:value-type="float" office:value="6" table:number-columns-spanned="3" table:number-rows-spanned="1">
            <text:p>6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874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4">
          <table:table-cell/>
          <table:table-cell table:style-name="ce66"/>
          <table:table-cell table:style-name="ce71"/>
          <table:table-cell table:style-name="ce75" table:number-columns-repeated="5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874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2"/>
        </table:table-row>
        <table:table-row table:style-name="ro1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  <table:table-cell/>
        </table:table-row>
        <table:table-row table:style-name="ro21">
          <table:table-cell table:style-name="ce61" office:value-type="float" office:value="1">
            <text:p>001</text:p>
          </table:table-cell>
          <table:table-cell table:style-name="ce47" office:value-type="string">
            <text:p>REG_GTN_CCP_314</text:p>
          </table:table-cell>
          <table:table-cell table:style-name="ce72" office:value-type="float" office:value="1">
            <text:p>001</text:p>
          </table:table-cell>
          <table:table-cell table:style-name="ce98" table:formula="oooc:=CONCATENATE(&quot;Portal&quot;;&quot;/&quot;;[.B7])" office:value-type="string" office:string-value="Portal/REG_GTN_CCP_314">
            <text:p>Portal/REG_GTN_CCP_314</text:p>
          </table:table-cell>
          <table:table-cell table:style-name="ce77" office:value-type="string">
            <text:p>Several JS problems with IE 7 </text:p>
          </table:table-cell>
          <table:table-cell table:style-name="ce62" office:value-type="string">
            <text:p>Step 1: Open form to edit portal layout</text:p>
          </table:table-cell>
          <table:table-cell table:style-name="ce84" office:value-type="string">
            <text:p>- Login with root</text:p>
            <text:p>- Open the edit portal layout page</text:p>
          </table:table-cell>
          <table:table-cell table:style-name="ce84" office:value-type="string">
            <text:p>Edit portal layout form is shown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8" office:value-type="string">
            <text:p>the drag and drop is not accurate, we have to drag the portlet far from where it will actually be dropped</text:p>
          </table:table-cell>
          <table:table-cell table:style-name="ce87"/>
          <table:table-cell table:style-name="ce163" table:number-columns-repeated="235"/>
          <table:table-cell table:style-name="ce91" table:number-columns-repeated="9"/>
        </table:table-row>
        <table:table-row table:style-name="ro11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GTN_CCP_314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8" table:formula="oooc:=CONCATENATE(&quot;Portal&quot;;&quot;/&quot;;[.B8])" office:value-type="string" office:string-value="Portal/REG_GTN_CCP_314">
            <text:p>Portal/REG_GTN_CCP_314</text:p>
          </table:table-cell>
          <table:table-cell table:style-name="ce54" office:value-type="string">
            <text:p>Several JS problems with IE 7 </text:p>
          </table:table-cell>
          <table:table-cell table:style-name="ce62" office:value-type="string">
            <text:p>Step 2: Drag &amp; drop container</text:p>
          </table:table-cell>
          <table:table-cell table:style-name="ce84" office:value-type="string">
            <text:p>- Drag &amp; drop a column container into page</text:p>
          </table:table-cell>
          <table:table-cell table:style-name="ce84" office:value-type="string">
            <text:p>Drag &amp; drop successfully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8"/>
          <table:table-cell table:style-name="ce87"/>
          <table:table-cell table:style-name="ce163" table:number-columns-repeated="235"/>
          <table:table-cell table:style-name="ce91" table:number-columns-repeated="9"/>
        </table:table-row>
        <table:table-row table:style-name="ro11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REG_GTN_CCP_314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8" table:formula="oooc:=CONCATENATE(&quot;Portal&quot;;&quot;/&quot;;[.B9])" office:value-type="string" office:string-value="Portal/REG_GTN_CCP_314">
            <text:p>Portal/REG_GTN_CCP_314</text:p>
          </table:table-cell>
          <table:table-cell table:style-name="ce54" office:value-type="string">
            <text:p>Several JS problems with IE 7 </text:p>
          </table:table-cell>
          <table:table-cell table:style-name="ce62" office:value-type="string">
            <text:p>Step 3: Add portlet into page</text:p>
          </table:table-cell>
          <table:table-cell table:style-name="ce84" office:value-type="string">
            <text:p>Add many portlets in the columns, next to each other</text:p>
          </table:table-cell>
          <table:table-cell table:style-name="ce84" office:value-type="string">
            <text:p>The drag and drop is well done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8"/>
          <table:table-cell table:style-name="ce87"/>
          <table:table-cell table:style-name="ce163" table:number-columns-repeated="235"/>
          <table:table-cell table:style-name="ce91" table:number-columns-repeated="9"/>
        </table:table-row>
        <table:table-row table:style-name="ro8">
          <table:table-cell table:style-name="ce61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7" office:value-type="string">
            <text:p>REG_GTN_CCP_51</text:p>
          </table:table-cell>
          <table:table-cell table:style-name="ce72" office:value-type="float" office:value="1">
            <text:p>001</text:p>
          </table:table-cell>
          <table:table-cell table:style-name="ce98" table:formula="oooc:=CONCATENATE(&quot;Portal&quot;;&quot;/&quot;;[.B10])" office:value-type="string" office:string-value="Portal/REG_GTN_CCP_51">
            <text:p>Portal/REG_GTN_CCP_51</text:p>
          </table:table-cell>
          <table:table-cell table:style-name="ce77" office:value-type="string">
            <text:p>Check when click twice on Sign In button</text:p>
          </table:table-cell>
          <table:table-cell table:style-name="ce62" office:value-type="string">
            <text:p>Step 1: Sign in</text:p>
          </table:table-cell>
          <table:table-cell table:style-name="ce62" office:value-type="string">
            <text:p>- Try to access /private/*</text:p>
            <text:p>- Input valid username &amp; password</text:p>
            <text:p>Enter login and hit the button twice</text:p>
            <text:p/>
          </table:table-cell>
          <table:table-cell table:style-name="ce62" office:value-type="string">
            <text:p>Login successfully with no error</text:p>
          </table:table-cell>
          <table:table-cell table:style-name="ce84" office:value-type="string">
            <text:p>Low</text:p>
          </table:table-cell>
          <table:table-cell table:style-name="ce57" office:value-type="string">
            <text:p>PORTAL-3221, WCM-2504 </text:p>
          </table:table-cell>
          <table:table-cell table:style-name="ce159" office:value-type="string">
            <text:p>Login Page: HTTP 404, when clickin twice on "Connection Button" </text:p>
          </table:table-cell>
          <table:table-cell table:style-name="ce87"/>
          <table:table-cell table:style-name="ce164" table:number-columns-repeated="235"/>
          <table:table-cell table:style-name="ce167" table:number-columns-repeated="9"/>
        </table:table-row>
        <table:table-row table:style-name="ro8">
          <table:table-cell table:style-name="ce61" table:formula="oooc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7" office:value-type="string">
            <text:p>REG_GTN_CCP_366</text:p>
          </table:table-cell>
          <table:table-cell table:style-name="ce72" office:value-type="float" office:value="1">
            <text:p>001</text:p>
          </table:table-cell>
          <table:table-cell table:style-name="ce98" table:formula="oooc:=CONCATENATE(&quot;Portal&quot;;&quot;/&quot;;[.B11])" office:value-type="string" office:string-value="Portal/REG_GTN_CCP_366">
            <text:p>Portal/REG_GTN_CCP_366</text:p>
          </table:table-cell>
          <table:table-cell table:style-name="ce77" office:value-type="string">
            <text:p>Title of button close window in popup not available in french </text:p>
          </table:table-cell>
          <table:table-cell table:style-name="ce62" office:value-type="string">
            <text:p>Step 1: Open any popup</text:p>
          </table:table-cell>
          <table:table-cell table:style-name="ce84" office:value-type="string">
            <text:p>- Change display language to French</text:p>
            <text:p>- Open any pop up then move the mouse to the cross icon at the top right of the popup</text:p>
          </table:table-cell>
          <table:table-cell table:style-name="ce84" office:value-type="string">
            <text:p>The tool tip (title) is well displayed in French</text:p>
          </table:table-cell>
          <table:table-cell table:style-name="ce84" office:value-type="string">
            <text:p>Low</text:p>
          </table:table-cell>
          <table:table-cell table:style-name="ce57" office:value-type="string">
            <text:p>ALL-325, PORTAL-3773 </text:p>
          </table:table-cell>
          <table:table-cell table:style-name="ce160"/>
          <table:table-cell table:style-name="ce87"/>
          <table:table-cell table:style-name="ce164" table:number-columns-repeated="235"/>
          <table:table-cell table:style-name="ce167" table:number-columns-repeated="9"/>
        </table:table-row>
        <table:table-row table:style-name="ro8">
          <table:table-cell table:style-name="ce61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47" office:value-type="string">
            <text:p>REG_GTN_CCP_394</text:p>
          </table:table-cell>
          <table:table-cell table:style-name="ce72" office:value-type="float" office:value="1">
            <text:p>001</text:p>
          </table:table-cell>
          <table:table-cell table:style-name="ce98" table:formula="oooc:=CONCATENATE(&quot;Portal&quot;;&quot;/&quot;;[.B12])" office:value-type="string" office:string-value="Portal/REG_GTN_CCP_394">
            <text:p>Portal/REG_GTN_CCP_394</text:p>
          </table:table-cell>
          <table:table-cell table:style-name="ce77" office:value-type="string">
            <text:p>Check if mandatory textarea (*) on the right , not in the bottom</text:p>
          </table:table-cell>
          <table:table-cell table:style-name="ce124" office:value-type="string">
            <text:p>Step 1: Show form to check madatory field</text:p>
          </table:table-cell>
          <table:table-cell table:style-name="ce124" office:value-type="string">
            <text:p>- Go to Site Explorer --&gt; Choose any drive</text:p>
            <text:p>- Click Add document</text:p>
            <text:p>- Select any template &amp; check the mandator icon (*) of textarea</text:p>
          </table:table-cell>
          <table:table-cell table:style-name="ce137" office:value-type="string">
            <text:p>The mandatory icon must be on the right</text:p>
          </table:table-cell>
          <table:table-cell table:style-name="ce84" office:value-type="string">
            <text:p>High</text:p>
          </table:table-cell>
          <table:table-cell table:style-name="ce58" office:value-type="string">
            <text:p>Portal-3739</text:p>
          </table:table-cell>
          <table:table-cell table:style-name="ce161" office:value-type="string">
            <text:p>The mandatory icon sometimes at the bottom</text:p>
          </table:table-cell>
          <table:table-cell table:style-name="ce87"/>
          <table:table-cell table:style-name="ce165" table:number-columns-repeated="235"/>
          <table:table-cell table:style-name="ce91" table:number-columns-repeated="9"/>
        </table:table-row>
        <table:table-row table:style-name="ro18">
          <table:table-cell table:style-name="ce61" table:formula="oooc:=IF(VALUE(MID([.F13];6;FIND(&quot;:&quot;;[.F13];1)-FIND(&quot; &quot;;[.F13];1)-1))&gt;VALUE(MID([.F12];6;FIND(&quot;:&quot;;[.F12];1)-FIND(&quot; &quot;;[.F12];1)-1));&quot;&quot;;MAX([.A$7:.A12])+1)" office:value-type="float" office:value="5">
            <text:p>005</text:p>
          </table:table-cell>
          <table:table-cell table:style-name="ce47" office:value-type="string">
            <text:p>REG_GTN_CCP_394</text:p>
          </table:table-cell>
          <table:table-cell table:style-name="ce72" office:value-type="float" office:value="2">
            <text:p>002</text:p>
          </table:table-cell>
          <table:table-cell table:style-name="ce98" table:formula="oooc:=CONCATENATE(&quot;Portal&quot;;&quot;/&quot;;[.B13])" office:value-type="string" office:string-value="Portal/REG_GTN_CCP_394">
            <text:p>Portal/REG_GTN_CCP_394</text:p>
          </table:table-cell>
          <table:table-cell table:style-name="ce77" office:value-type="string">
            <text:p>Check if the max length of Group label is up to 5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</text:p>
            <text:p>- Go to Group → Community Management</text:p>
            <text:p>- Choose Group Management tab</text:p>
            <text:p>- Click + icon in group tree from left pane</text:p>
          </table:table-cell>
          <table:table-cell table:style-name="ce124" office:value-type="string">
            <text:p>Add new group icon is shown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740</text:p>
          </table:table-cell>
          <table:table-cell table:style-name="ce161" office:value-type="string">
            <text:p>Max length of Group label is limited to 30 characters</text:p>
          </table:table-cell>
          <table:table-cell table:style-name="ce87"/>
          <table:table-cell table:style-name="ce165" table:number-columns-repeated="235"/>
          <table:table-cell table:style-name="ce91" table:number-columns-repeated="9"/>
        </table:table-row>
        <table:table-row table:style-name="ro9">
          <table:table-cell table:style-name="ce61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7" office:value-type="string">
            <text:p>REG_GTN_CCP_394</text:p>
          </table:table-cell>
          <table:table-cell table:style-name="ce72" table:formula="oooc:=IF(VALUE(MID([.F16];6;FIND(&quot;:&quot;;[.F16];1)-FIND(&quot; &quot;;[.F16];1)-1))&gt;VALUE(MID([.F15];6;FIND(&quot;:&quot;;[.F15];1)-FIND(&quot; &quot;;[.F15];1)-1));[.C13];[.C13]+1)" office:value-type="float" office:value="2">
            <text:p>002</text:p>
          </table:table-cell>
          <table:table-cell table:style-name="ce98" table:formula="oooc:=CONCATENATE(&quot;Portal&quot;;&quot;/&quot;;[.B14])" office:value-type="string" office:string-value="Portal/REG_GTN_CCP_394">
            <text:p>Portal/REG_GTN_CCP_394</text:p>
          </table:table-cell>
          <table:table-cell table:style-name="ce54" office:value-type="string">
            <text:p>Check if the max length of Group label is up to 50 characters</text:p>
          </table:table-cell>
          <table:table-cell table:style-name="ce124" office:value-type="string">
            <text:p>Step 2: Check max length of Group label field</text:p>
          </table:table-cell>
          <table:table-cell table:style-name="ce124" office:value-type="string">
            <text:p>- Input valid Name</text:p>
            <text:p>- Input less than 3 or over 50 characters into Label </text:p>
            <text:p>- Click Save</text:p>
          </table:table-cell>
          <table:table-cell table:style-name="ce137" office:value-type="string">
            <text:p>Show message alerts the group label must have from 3 to 50 characters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740</text:p>
          </table:table-cell>
          <table:table-cell table:style-name="ce161"/>
          <table:table-cell table:style-name="ce87"/>
          <table:table-cell table:style-name="ce165" table:number-columns-repeated="235"/>
          <table:table-cell table:style-name="ce91" table:number-columns-repeated="9"/>
        </table:table-row>
        <table:table-row table:style-name="ro9">
          <table:table-cell table:style-name="ce61" table:formula="oooc:=IF(VALUE(MID([.F15];6;FIND(&quot;:&quot;;[.F15];1)-FIND(&quot; &quot;;[.F15];1)-1))&gt;VALUE(MID([.F14];6;FIND(&quot;:&quot;;[.F14];1)-FIND(&quot; &quot;;[.F14];1)-1));&quot;&quot;;MAX([.A$7:.A14])+1)" office:value-type="float" office:value="6">
            <text:p>006</text:p>
          </table:table-cell>
          <table:table-cell table:style-name="ce47" office:value-type="string">
            <text:p>REG_GTN_CCP_394</text:p>
          </table:table-cell>
          <table:table-cell table:style-name="ce72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98" table:formula="oooc:=CONCATENATE(&quot;Portal&quot;;&quot;/&quot;;[.B13])" office:value-type="string" office:string-value="Portal/REG_GTN_CCP_394">
            <text:p>Portal/REG_GTN_CCP_394</text:p>
          </table:table-cell>
          <table:table-cell table:style-name="ce77" office:value-type="string">
            <text:p>Check the translation of label in message popup</text:p>
          </table:table-cell>
          <table:table-cell table:style-name="ce124" office:value-type="string">
            <text:p>Step 1: Change language</text:p>
          </table:table-cell>
          <table:table-cell table:style-name="ce124" office:value-type="string">
            <text:p>Go to Language Setting &amp; select 1 language to display</text:p>
          </table:table-cell>
          <table:table-cell table:style-name="ce124" office:value-type="string">
            <text:p>The site is displayed in selected language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658</text:p>
          </table:table-cell>
          <table:table-cell table:style-name="ce161" office:value-type="string">
            <text:p>The message labels ("Error", "Warning" and "Info") cannot be localized</text:p>
          </table:table-cell>
          <table:table-cell table:style-name="ce91" table:number-columns-repeated="245"/>
        </table:table-row>
        <table:table-row table:style-name="ro9">
          <table:table-cell table:style-name="ce61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7" office:value-type="string">
            <text:p>REG_GTN_CCP_394</text:p>
          </table:table-cell>
          <table:table-cell table:style-name="ce72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98" table:formula="oooc:=CONCATENATE(&quot;Portal&quot;;&quot;/&quot;;[.B14])" office:value-type="string" office:string-value="Portal/REG_GTN_CCP_394">
            <text:p>Portal/REG_GTN_CCP_394</text:p>
          </table:table-cell>
          <table:table-cell table:style-name="ce54" office:value-type="string">
            <text:p>Check the translation of label in message popup</text:p>
          </table:table-cell>
          <table:table-cell table:style-name="ce124" office:value-type="string">
            <text:p>Step 2: Show message popup</text:p>
          </table:table-cell>
          <table:table-cell table:style-name="ce124" office:value-type="string">
            <text:p>- Do action that will show a message popup <text:span text:style-name="T1">(</text:span>e.g: Create new group with invalid value<text:span text:style-name="T1">)</text:span></text:p>
          </table:table-cell>
          <table:table-cell table:style-name="ce137" office:value-type="string">
            <text:p>Message popup is shown with labels are well translated in selected language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658</text:p>
          </table:table-cell>
          <table:table-cell table:style-name="ce161"/>
          <table:table-cell table:style-name="ce91" table:number-columns-repeated="245"/>
        </table:table-row>
        <table:table-row table:style-name="ro22" table:number-rows-repeated="35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2"/>
          <table:table-cell table:style-name="ce125"/>
          <table:table-cell table:style-name="ce126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3"/>
          <table:table-cell table:style-name="ce125"/>
          <table:table-cell table:style-name="ce130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2"/>
          <table:table-cell table:style-name="ce125"/>
          <table:table-cell table:style-name="ce126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3"/>
          <table:table-cell table:style-name="ce125"/>
          <table:table-cell table:style-name="ce121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3"/>
          <table:table-cell table:style-name="ce125"/>
          <table:table-cell table:style-name="ce130"/>
          <table:table-cell table:style-name="ce129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4"/>
          <table:table-cell table:style-name="ce126" table:number-columns-repeated="2"/>
          <table:table-cell table:style-name="ce129"/>
          <table:table-cell table:style-name="ce84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5"/>
          <table:table-cell table:style-name="ce126"/>
          <table:table-cell table:style-name="ce121"/>
          <table:table-cell table:style-name="ce129"/>
          <table:table-cell table:style-name="ce84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6"/>
          <table:table-cell table:style-name="ce126"/>
          <table:table-cell table:style-name="ce121"/>
          <table:table-cell table:style-name="ce129"/>
          <table:table-cell table:style-name="ce84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7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6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7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3">
          <table:table-cell table:style-name="ce92"/>
          <table:table-cell table:style-name="ce94"/>
          <table:table-cell table:style-name="ce97"/>
          <table:table-cell table:style-name="ce99"/>
          <table:table-cell table:style-name="ce109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0"/>
          <table:table-cell table:style-name="ce127"/>
          <table:table-cell table:style-name="ce131"/>
          <table:table-cell table:style-name="ce116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1"/>
          <table:table-cell table:style-name="ce127"/>
          <table:table-cell table:style-name="ce132"/>
          <table:table-cell table:style-name="ce116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1"/>
          <table:table-cell table:style-name="ce127"/>
          <table:table-cell table:style-name="ce133"/>
          <table:table-cell table:style-name="ce116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6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2"/>
          <table:table-cell table:style-name="ce144" table:number-columns-repeated="220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7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2"/>
          <table:table-cell table:style-name="ce144" table:number-columns-repeated="220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5" table:number-columns-repeated="222"/>
          <table:table-cell table:style-name="ce15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5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0"/>
          <table:table-cell table:style-name="ce111"/>
          <table:table-cell table:style-name="ce134"/>
          <table:table-cell table:style-name="ce116"/>
          <table:table-cell table:style-name="ce140"/>
          <table:table-cell table:style-name="ce146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1" table:number-columns-repeated="2"/>
          <table:table-cell table:style-name="ce134"/>
          <table:table-cell table:style-name="ce116"/>
          <table:table-cell table:style-name="ce140"/>
          <table:table-cell table:style-name="ce146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0"/>
          <table:table-cell table:style-name="ce111"/>
          <table:table-cell table:style-name="ce135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1" table:number-columns-repeated="2"/>
          <table:table-cell table:style-name="ce134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1" table:number-columns-repeated="3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13"/>
          <table:table-cell table:style-name="ce114"/>
          <table:table-cell table:style-name="ce135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14" table:number-columns-repeated="2"/>
          <table:table-cell table:style-name="ce136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09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100"/>
          <table:table-cell table:style-name="ce115"/>
          <table:table-cell table:style-name="ce126"/>
          <table:table-cell table:style-name="ce121"/>
          <table:table-cell table:style-name="ce129"/>
          <table:table-cell table:style-name="ce140"/>
          <table:table-cell table:style-name="ce148" table:number-columns-repeated="3"/>
          <table:table-cell table:style-name="ce149" table:number-columns-repeated="219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100"/>
          <table:table-cell table:style-name="ce116" table:number-columns-repeated="3"/>
          <table:table-cell table:style-name="ce118"/>
          <table:table-cell table:style-name="ce140"/>
          <table:table-cell table:style-name="ce148" table:number-columns-repeated="3"/>
          <table:table-cell table:style-name="ce149" table:number-columns-repeated="219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7"/>
          <table:table-cell table:style-name="ce128"/>
          <table:table-cell table:style-name="ce109"/>
          <table:table-cell table:style-name="ce139"/>
          <table:table-cell table:style-name="ce140"/>
          <table:table-cell table:style-name="ce149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8" table:number-columns-repeated="3"/>
          <table:table-cell table:style-name="ce116"/>
          <table:table-cell table:style-name="ce140"/>
          <table:table-cell table:style-name="ce150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5"/>
          <table:table-cell table:style-name="ce116"/>
          <table:table-cell table:style-name="ce109"/>
          <table:table-cell table:style-name="ce129"/>
          <table:table-cell table:style-name="ce140"/>
          <table:table-cell table:style-name="ce150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0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5"/>
          <table:table-cell table:style-name="ce116"/>
          <table:table-cell table:style-name="ce109"/>
          <table:table-cell table:style-name="ce129"/>
          <table:table-cell table:style-name="ce140"/>
          <table:table-cell table:style-name="ce151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1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2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5"/>
          <table:table-cell table:style-name="ce116"/>
          <table:table-cell table:style-name="ce109"/>
          <table:table-cell table:style-name="ce129"/>
          <table:table-cell table:style-name="ce140"/>
          <table:table-cell table:style-name="ce151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1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2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9"/>
          <table:table-cell table:style-name="ce119"/>
          <table:table-cell table:style-name="ce126"/>
          <table:table-cell table:style-name="ce109"/>
          <table:table-cell table:style-name="ce129"/>
          <table:table-cell table:style-name="ce140"/>
          <table:table-cell table:style-name="ce153"/>
          <table:table-cell table:style-name="ce152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9"/>
          <table:table-cell table:style-name="ce126"/>
          <table:table-cell table:style-name="ce109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20"/>
          <table:table-cell table:style-name="ce126"/>
          <table:table-cell table:style-name="ce121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21"/>
          <table:table-cell table:style-name="ce126"/>
          <table:table-cell table:style-name="ce121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9"/>
          <table:table-cell table:style-name="ce122"/>
          <table:table-cell table:style-name="ce129"/>
          <table:table-cell table:style-name="ce123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9"/>
          <table:table-cell table:style-name="ce123"/>
          <table:table-cell table:style-name="ce129"/>
          <table:table-cell table:style-name="ce123"/>
          <table:table-cell table:style-name="ce129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9"/>
          <table:table-cell table:style-name="ce123"/>
          <table:table-cell table:style-name="ce129"/>
          <table:table-cell table:style-name="ce121"/>
          <table:table-cell table:style-name="ce123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0"/>
          <table:table-cell table:style-name="ce126"/>
          <table:table-cell table:style-name="ce121"/>
          <table:table-cell table:style-name="ce129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21"/>
          <table:table-cell table:style-name="ce126"/>
          <table:table-cell table:style-name="ce109"/>
          <table:table-cell table:style-name="ce129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20"/>
          <table:table-cell table:style-name="ce126"/>
          <table:table-cell table:style-name="ce109"/>
          <table:table-cell table:style-name="ce129"/>
          <table:table-cell table:style-name="ce140"/>
          <table:table-cell table:style-name="ce156"/>
          <table:table-cell table:style-name="ce162" table:number-columns-repeated="221"/>
          <table:table-cell table:style-name="ce166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21"/>
          <table:table-cell table:style-name="ce126"/>
          <table:table-cell table:style-name="ce121"/>
          <table:table-cell table:style-name="ce129"/>
          <table:table-cell table:style-name="ce140"/>
          <table:table-cell table:style-name="ce156"/>
          <table:table-cell table:style-name="ce162" table:number-columns-repeated="221"/>
          <table:table-cell table:style-name="ce166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0"/>
          <table:table-cell table:style-name="ce126"/>
          <table:table-cell table:style-name="ce121"/>
          <table:table-cell table:style-name="ce129"/>
          <table:table-cell table:style-name="ce140"/>
          <table:table-cell table:style-name="ce157"/>
          <table:table-cell table:style-name="ce143" table:number-columns-repeated="2"/>
          <table:table-cell table:style-name="ce144" table:number-columns-repeated="219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1" table:number-columns-repeated="3"/>
          <table:table-cell table:style-name="ce129"/>
          <table:table-cell table:style-name="ce140"/>
          <table:table-cell table:style-name="ce157"/>
          <table:table-cell table:style-name="ce143" table:number-columns-repeated="2"/>
          <table:table-cell table:style-name="ce144" table:number-columns-repeated="219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0"/>
          <table:table-cell table:style-name="ce126"/>
          <table:table-cell table:style-name="ce109"/>
          <table:table-cell table:style-name="ce129"/>
          <table:table-cell table:style-name="ce140"/>
          <table:table-cell table:style-name="ce157"/>
          <table:table-cell table:style-name="ce143" table:number-columns-repeated="2"/>
          <table:table-cell table:style-name="ce144" table:number-columns-repeated="219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21"/>
          <table:table-cell table:style-name="ce126" table:number-columns-repeated="3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1" table:number-columns-repeated="5"/>
          <table:table-cell table:style-name="ce141"/>
          <table:table-cell table:style-name="ce151" table:number-columns-repeated="225"/>
          <table:table-cell table:number-columns-repeated="22"/>
        </table:table-row>
        <table:table-row table:style-name="ro1" table:number-rows-repeated="29">
          <table:table-cell/>
          <table:table-cell table:style-name="ce96" table:number-columns-repeated="2"/>
          <table:table-cell table:style-name="ce101" table:number-columns-repeated="5"/>
          <table:table-cell table:style-name="ce141"/>
          <table:table-cell table:style-name="ce71" table:number-columns-repeated="225"/>
          <table:table-cell table:number-columns-repeated="22"/>
        </table:table-row>
        <table:table-row table:style-name="ro1" table:number-rows-repeated="11">
          <table:table-cell/>
          <table:table-cell table:style-name="ce71" table:number-columns-repeated="2"/>
          <table:table-cell table:style-name="ce75" table:number-columns-repeated="5"/>
          <table:table-cell table:style-name="ce82"/>
          <table:table-cell table:style-name="ce71" table:number-columns-repeated="225"/>
          <table:table-cell table:number-columns-repeated="22"/>
        </table:table-row>
        <table:table-row table:style-name="ro1" table:number-rows-repeated="6535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6" table:style-name="ta1" table:print="false">
        <office:forms form:automatic-focus="false" form:apply-design-mode="false"/>
        <table:table-column table:style-name="co12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number-columns-repeated="2" table:default-cell-style-name="Default"/>
        <table:table-column table:style-name="co30" table:default-cell-style-name="Default"/>
        <table:table-column table:style-name="co12" table:number-columns-repeated="244" table:default-cell-style-name="Default"/>
        <table:table-row table:style-name="ro14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970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970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5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970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6">
          <table:table-cell/>
          <table:table-cell table:style-name="ce65" office:value-type="string">
            <text:p>Total Main Cases:</text:p>
          </table:table-cell>
          <table:table-cell table:style-name="ce70" table:formula="oooc:=MAX([.A7:.A953])" office:value-type="float" office:value="12" table:number-columns-spanned="3" table:number-rows-spanned="1">
            <text:p>12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970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6"/>
          <table:table-cell table:style-name="ce71"/>
          <table:table-cell table:style-name="ce75" table:number-columns-repeated="2"/>
          <table:table-cell table:style-name="ce75" office:value-type="string">
            <text:p><text:s/></text:p>
          </table:table-cell>
          <table:table-cell table:style-name="ce75" table:number-columns-repeated="2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970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6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9">
          <table:table-cell table:style-name="ce61" office:value-type="float" office:value="1">
            <text:p>001</text:p>
          </table:table-cell>
          <table:table-cell table:style-name="ce47" office:value-type="string">
            <text:p>REG_GTN_CCP_372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7])" office:value-type="string" office:string-value="Portal/REG_GTN_CCP_372">
            <text:p>Portal/REG_GTN_CCP_372</text:p>
          </table:table-cell>
          <table:table-cell table:style-name="ce76" office:value-type="string">
            <text:p>Check showing popup save-success after saving CLV portlet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number-columns-repeated="245"/>
        </table:table-row>
        <table:table-row table:style-name="ro9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ooc:=CONCATENATE(&quot;Portal&quot;;&quot;/&quot;;[.B8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2: Switch to edit mode</text:p>
          </table:table-cell>
          <table:table-cell table:style-name="ce49" office:value-type="string">
            <text:p>Click icon at the top right corner to switch to Edit mode</text:p>
          </table:table-cell>
          <table:table-cell table:style-name="ce49" office:value-type="string">
            <text:p>Edit mode is selected, there's quick edit icon for each portlet in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ooc:=CONCATENATE(&quot;Portal&quot;;&quot;/&quot;;[.B9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3: Show form to edit a CLV</text:p>
          </table:table-cell>
          <table:table-cell table:style-name="ce49" office:value-type="string">
            <text:p>Click Quick edit icon at a CLV (e.g: Company News)</text:p>
          </table:table-cell>
          <table:table-cell table:style-name="ce49" office:value-type="string">
            <text:p>Content List Viewer Configuration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ooc:=CONCATENATE(&quot;Portal&quot;;&quot;/&quot;;[.B10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4: Show form to select content</text:p>
          </table:table-cell>
          <table:table-cell table:style-name="ce49" office:value-type="string">
            <text:p>- Choose Manual mode</text:p>
            <text:p>- Click icon at the row below to select content</text:p>
          </table:table-cell>
          <table:table-cell table:style-name="ce49" office:value-type="string">
            <text:p>Multiple Content selector panel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ooc:=CONCATENATE(&quot;Portal&quot;;&quot;/&quot;;[.B11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5: Select content to be viewed</text:p>
          </table:table-cell>
          <table:table-cell table:style-name="ce49" office:value-type="string">
            <text:p>- Select path from left pane then choose content from right pane</text:p>
            <text:p>- Click Save</text:p>
          </table:table-cell>
          <table:table-cell table:style-name="ce49" office:value-type="string">
            <text:p>Selected content(s) is listed in Content List viewer configur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21">
          <table:table-cell table:style-name="ce6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ooc:=CONCATENATE(&quot;Portal&quot;;&quot;/&quot;;[.B12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6: Complete editing CLV</text:p>
          </table:table-cell>
          <table:table-cell table:style-name="ce49" office:value-type="string">
            <text:p>Click Save in <text:s/>Content List viewer configuration</text:p>
          </table:table-cell>
          <table:table-cell table:style-name="ce49" office:value-type="string">
            <text:p><text:s/>Content List viewer configuration form is closed, a message is shown to alert configure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 office:value-type="string">
            <text:p>Close the edit mode. Saving succes message's popup appears not in its normal place.</text:p>
          </table:table-cell>
          <table:table-cell table:style-name="ce49" table:number-columns-repeated="2"/>
          <table:table-cell table:number-columns-repeated="242"/>
        </table:table-row>
        <table:table-row table:style-name="ro9">
          <table:table-cell table:style-name="ce61" table:formula="oooc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47" office:value-type="string">
            <text:p>REG_GTN_CCP_391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13])" office:value-type="string" office:string-value="Portal/REG_GTN_CCP_391">
            <text:p>Portal/REG_GTN_CCP_391</text:p>
          </table:table-cell>
          <table:table-cell table:style-name="ce76" office:value-type="string">
            <text:p>Check adding portlet by drag/drop while editing page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19">
          <table:table-cell table:style-name="ce61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49" table:formula="oooc:=CONCATENATE(&quot;Portal&quot;;&quot;/&quot;;[.B14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19">
          <table:table-cell table:style-name="ce61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9" table:formula="oooc:=CONCATENATE(&quot;Portal&quot;;&quot;/&quot;;[.B15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19">
          <table:table-cell table:style-name="ce61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ooc:=CONCATENATE(&quot;Portal&quot;;&quot;/&quot;;[.B16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- Drag &amp; drop a mixed container into the page</text:p>
          </table:table-cell>
          <table:table-cell table:style-name="ce49" office:value-type="string">
            <text:p>Mixed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/>
          <table:table-cell table:style-name="ce49"/>
          <table:table-cell table:number-columns-repeated="243"/>
        </table:table-row>
        <table:table-row table:style-name="ro21">
          <table:table-cell table:style-name="ce61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table:formula="oooc:=CONCATENATE(&quot;Portal&quot;;&quot;/&quot;;[.B17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5: Add portlet into new added container</text:p>
          </table:table-cell>
          <table:table-cell table:style-name="ce49" office:value-type="string">
            <text:p>Drag &amp; drop portlet into page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style-name="ce49" office:value-type="string">
            <text:p>portlet freeze in the middle of the page</text:p>
            <text:p>From it, we can drag portlets as if we did the operation from the left side.</text:p>
          </table:table-cell>
          <table:table-cell table:style-name="ce49"/>
          <table:table-cell table:number-columns-repeated="243"/>
        </table:table-row>
        <table:table-row table:style-name="ro9">
          <table:table-cell table:style-name="ce61" table:formula="oooc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47" office:value-type="string">
            <text:p>REG_GTN_CCP_395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18])" office:value-type="string" office:string-value="Portal/REG_GTN_CCP_395">
            <text:p>Portal/REG_GTN_CCP_395</text:p>
          </table:table-cell>
          <table:table-cell table:style-name="ce76" office:value-type="string">
            <text:p>Check moving portlet inside a page while editing page by wizard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9">
          <table:table-cell table:style-name="ce61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49" table:formula="oooc:=CONCATENATE(&quot;Portal&quot;;&quot;/&quot;;[.B19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9">
          <table:table-cell table:style-name="ce61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ooc:=CONCATENATE(&quot;Portal&quot;;&quot;/&quot;;[.B20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9">
          <table:table-cell table:style-name="ce61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ooc:=CONCATENATE(&quot;Portal&quot;;&quot;/&quot;;[.B21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Drag &amp; drop a column container into page</text:p>
          </table:table-cell>
          <table:table-cell table:style-name="ce49" office:value-type="string">
            <text:p>Column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9">
          <table:table-cell table:style-name="ce61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49" table:formula="oooc:=CONCATENATE(&quot;Portal&quot;;&quot;/&quot;;[.B22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5: Change portlet position inside page</text:p>
          </table:table-cell>
          <table:table-cell table:style-name="ce49" office:value-type="string">
            <text:p>Change portlets' positions in the container by drag &amp; drop</text:p>
          </table:table-cell>
          <table:table-cell table:style-name="ce49" office:value-type="string">
            <text:p>Drag &amp; drop action is well done. The portlet is moved to new plac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office:value-type="string">
            <text:p>Changing portlet's position affects the others as if they are concerned by the drag and drop operation</text:p>
          </table:table-cell>
          <table:table-cell table:style-name="ce49"/>
          <table:table-cell table:number-columns-repeated="243"/>
        </table:table-row>
        <table:table-row table:style-name="ro21">
          <table:table-cell table:style-name="ce61" table:formula="oooc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47" office:value-type="string">
            <text:p>REG_GTN_CCP_461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3])" office:value-type="string" office:string-value="Portal/REG_GTN_CCP_461">
            <text:p>Portal/REG_GTN_CCP_461</text:p>
          </table:table-cell>
          <table:table-cell table:style-name="ce76" office:value-type="string">
            <text:p>Check showing user page for anonymous user</text:p>
          </table:table-cell>
          <table:table-cell table:style-name="ce49" office:value-type="string">
            <text:p>Step 1: Create user page</text:p>
          </table:table-cell>
          <table:table-cell table:style-name="ce49" office:value-type="string">
            <text:p>- Login classic site by root</text:p>
            <text:p>- Go to Site Administrator/Manage Pages</text:p>
            <text:p>- Create new page for user</text:p>
          </table:table-cell>
          <table:table-cell table:style-name="ce49" office:value-type="string">
            <text:p>- Create page successfully</text:p>
            <text:p>- Permission for this page is blank (default is set for page owner only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table:number-columns-repeated="2"/>
          <table:table-cell table:number-columns-repeated="243"/>
        </table:table-row>
        <table:table-row table:style-name="ro21">
          <table:table-cell table:style-name="ce61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7" office:value-type="string">
            <text:p>REG_GTN_CCP_461</text:p>
          </table:table-cell>
          <table:table-cell table:style-name="ce72" table:formula="oooc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49" table:formula="oooc:=CONCATENATE(&quot;Portal&quot;;&quot;/&quot;;[.B24])" office:value-type="string" office:string-value="Portal/REG_GTN_CCP_461">
            <text:p>Portal/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2: Add node on classic portal link to user's page</text:p>
          </table:table-cell>
          <table:table-cell table:style-name="ce49" office:value-type="string">
            <text:p>- Go to Site Editor/Edit Navigation</text:p>
            <text:p>- Select classic site navigation</text:p>
            <text:p>- Add new node &amp; select to added page of user at step 1</text:p>
            <text:p>- Click Save &amp; Finish to complete</text:p>
          </table:table-cell>
          <table:table-cell table:style-name="ce49" office:value-type="string">
            <text:p>New node link to user page is added successfully on classic portal navig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61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7" office:value-type="string">
            <text:p>REG_GTN_CCP_461</text:p>
          </table:table-cell>
          <table:table-cell table:style-name="ce72" table:formula="oooc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ooc:=CONCATENATE(&quot;Portal&quot;;&quot;/&quot;;[.B25])" office:value-type="string" office:string-value="Portal/REG_GTN_CCP_461">
            <text:p>Portal/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3: Check if anonymous user can see private page</text:p>
          </table:table-cell>
          <table:table-cell table:style-name="ce49" office:value-type="string">
            <text:p>- Logout</text:p>
          </table:table-cell>
          <table:table-cell table:style-name="ce49" office:value-type="string">
            <text:p>- Classic site is displayed in public mode</text:p>
            <text:p>- The node added at step 2 is not displayed in navigation for anonymous use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office:value-type="string">
            <text:p>java.lang.NullPointerException in UserACL for ANONYMOUS users</text:p>
          </table:table-cell>
          <table:table-cell table:style-name="ce49"/>
          <table:table-cell table:number-columns-repeated="243"/>
        </table:table-row>
        <table:table-row table:style-name="ro19">
          <table:table-cell table:style-name="ce61" table:formula="oooc:=IF(VALUE(MID([.F26];6;FIND(&quot;:&quot;;[.F26];1)-FIND(&quot; &quot;;[.F26];1)-1))&gt;VALUE(MID([.F25];6;FIND(&quot;:&quot;;[.F25];1)-FIND(&quot; &quot;;[.F25];1)-1));&quot;&quot;;MAX([.A$7:.A25])+1)" office:value-type="float" office:value="5">
            <text:p>005</text:p>
          </table:table-cell>
          <table:table-cell table:style-name="ce47" office:value-type="string">
            <text:p>REG_GTN_PRL_001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6])" office:value-type="string" office:string-value="Portal/REG_GTN_PRL_001">
            <text:p>Portal/REG_GTN_PRL_001</text:p>
          </table:table-cell>
          <table:table-cell table:style-name="ce76" office:value-type="string">
            <text:p>Check Login when URL contain plus ('+') symbol</text:p>
          </table:table-cell>
          <table:table-cell table:style-name="ce49" office:value-type="string">
            <text:p>Step 1: Check jump to page by input URL directly</text:p>
          </table:table-cell>
          <table:table-cell table:style-name="ce49" office:value-type="string">
            <text:p>- Login as root</text:p>
            <text:p>- Type this URL : <text:a xlink:href="http://localhost:8080/portal/private/classic/organization/newStaff/">http://localhost:8080/portal/private/classic/organization/newStaff/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table:number-columns-repeated="2"/>
          <table:table-cell table:number-columns-repeated="243"/>
        </table:table-row>
        <table:table-row table:style-name="ro19">
          <table:table-cell table:style-name="ce61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7" office:value-type="string">
            <text:p>REG_GTN_PRL_001</text:p>
          </table:table-cell>
          <table:table-cell table:style-name="ce72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9" table:formula="oooc:=CONCATENATE(&quot;Portal&quot;;&quot;/&quot;;[.B27])" office:value-type="string" office:string-value="Portal/REG_GTN_PRL_001">
            <text:p>Portal/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Step 2: Check jump to page by input URL directly</text:p>
          </table:table-cell>
          <table:table-cell table:style-name="ce49" office:value-type="string">
            <text:p>Now type this URL : <text:a xlink:href="http://localhost:8080/portal/private/classic/organization/newStaff/xxxxx">http://localhost:8080/portal/private/classic/organization/newStaff/xxxxx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table:number-columns-repeated="2"/>
          <table:table-cell table:number-columns-repeated="243"/>
        </table:table-row>
        <table:table-row table:style-name="ro19">
          <table:table-cell table:style-name="ce61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7" office:value-type="string">
            <text:p>REG_GTN_PRL_001</text:p>
          </table:table-cell>
          <table:table-cell table:style-name="ce72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ooc:=CONCATENATE(&quot;Portal&quot;;&quot;/&quot;;[.B28])" office:value-type="string" office:string-value="Portal/REG_GTN_PRL_001">
            <text:p>Portal/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Step 3: Check jump to page by input URL directly</text:p>
          </table:table-cell>
          <table:table-cell table:style-name="ce49" office:value-type="string">
            <text:p>Now, type this URL : <text:a xlink:href="http://localhost:8080/portal/private/classic/organization/newStaff/xxx+xxxx">http://localhost:8080/portal/private/classic/organization/newStaff/xxx+xxxx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office:value-type="string">
            <text:p>Plus ('+') symbol in an URL causes an ERROR 500 and exception in console</text:p>
          </table:table-cell>
          <table:table-cell table:number-columns-repeated="244"/>
        </table:table-row>
        <table:table-row table:style-name="ro18">
          <table:table-cell table:style-name="ce61" table:formula="oooc:=IF(VALUE(MID([.F29];6;FIND(&quot;:&quot;;[.F29];1)-FIND(&quot; &quot;;[.F29];1)-1))&gt;VALUE(MID([.F28];6;FIND(&quot;:&quot;;[.F28];1)-FIND(&quot; &quot;;[.F28];1)-1));&quot;&quot;;MAX([.A$7:.A28])+1)" office:value-type="float" office:value="6">
            <text:p>006</text:p>
          </table:table-cell>
          <table:table-cell table:style-name="ce49" office:value-type="string">
            <text:p>REG_GTN_CCP_379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9])" office:value-type="string" office:string-value="Portal/REG_GTN_CCP_379">
            <text:p>Portal/REG_GTN_CCP_379</text:p>
          </table:table-cell>
          <table:table-cell table:style-name="ce76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1: Show Add new page form</text:p>
          </table:table-cell>
          <table:table-cell table:style-name="ce49" office:value-type="string">
            <text:p>- Login by admin</text:p>
            <text:p>(- Go to Groups/Application Registry &amp; do Auto Import portlet if this action has not been done yet)</text:p>
            <text:p>- Go to Site Editor/Add page wizard</text:p>
          </table:table-cell>
          <table:table-cell table:style-name="ce49" office:value-type="string">
            <text:p>Add new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/>
          <table:table-cell table:number-columns-repeated="244"/>
        </table:table-row>
        <table:table-row table:style-name="ro8">
          <table:table-cell table:style-name="ce61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49" table:formula="oooc:=CONCATENATE(&quot;Portal&quot;;&quot;/&quot;;[.B30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2: Add portlet into page</text:p>
          </table:table-cell>
          <table:table-cell table:style-name="ce49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/>
          <table:table-cell table:number-columns-repeated="244"/>
        </table:table-row>
        <table:table-row table:style-name="ro8">
          <table:table-cell table:style-name="ce61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ooc:=CONCATENATE(&quot;Portal&quot;;&quot;/&quot;;[.B31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3: Edit portlet</text:p>
          </table:table-cell>
          <table:table-cell table:style-name="ce49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9" office:value-type="string">
            <text:p>Edit portlet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/>
          <table:table-cell table:number-columns-repeated="244"/>
        </table:table-row>
        <table:table-row table:style-name="ro8">
          <table:table-cell table:style-name="ce61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49" table:formula="oooc:=CONCATENATE(&quot;Portal&quot;;&quot;/&quot;;[.B32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4: Abort adding new page after saved portlet preference</text:p>
          </table:table-cell>
          <table:table-cell table:style-name="ce49" office:value-type="string">
            <text:p>Click Abort to escape adding new page</text:p>
          </table:table-cell>
          <table:table-cell table:style-name="ce49" office:value-type="string">
            <text:p>No new page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/>
          <table:table-cell table:number-columns-repeated="244"/>
        </table:table-row>
        <table:table-row table:style-name="ro8">
          <table:table-cell table:style-name="ce61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ooc:=CONCATENATE(&quot;Portal&quot;;&quot;/&quot;;[.B33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5: Check Portlet preference</text:p>
          </table:table-cell>
          <table:table-cell table:style-name="ce49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9" office:value-type="string">
            <text:p>That Portlet's Portlet Preference is not ther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office:value-type="string">
            <text:p>That Portlet's Portlet Preference is still there</text:p>
          </table:table-cell>
          <table:table-cell table:number-columns-repeated="244"/>
        </table:table-row>
        <table:table-row table:style-name="ro8">
          <table:table-cell table:style-name="ce61" table:formula="oooc:=IF(VALUE(MID([.F34];6;FIND(&quot;:&quot;;[.F34];1)-FIND(&quot; &quot;;[.F34];1)-1))&gt;VALUE(MID([.F33];6;FIND(&quot;:&quot;;[.F33];1)-FIND(&quot; &quot;;[.F33];1)-1));&quot;&quot;;MAX([.A$7:.A33])+1)" office:value-type="float" office:value="7">
            <text:p>007</text:p>
          </table:table-cell>
          <table:table-cell table:style-name="ce49" office:value-type="string">
            <text:p>REG_GTN_CCP_379</text:p>
          </table:table-cell>
          <table:table-cell table:style-name="ce72" table:formula="oooc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49" table:formula="oooc:=CONCATENATE(&quot;Portal&quot;;&quot;/&quot;;[.B34])" office:value-type="string" office:string-value="Portal/REG_GTN_CCP_379">
            <text:p>Portal/REG_GTN_CCP_379</text:p>
          </table:table-cell>
          <table:table-cell table:style-name="ce76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1: Show edit page form</text:p>
          </table:table-cell>
          <table:table-cell table:style-name="ce49" office:value-type="string">
            <text:p>- Login by admin</text:p>
            <text:p>(- Go to Groups/Application Registry &amp; do Auto Import portlet if this action has not been done yet)</text:p>
            <text:p>- Go to Site Editor/Edit page wizard</text:p>
          </table:table-cell>
          <table:table-cell table:style-name="ce49" office:value-type="string">
            <text:p>Edit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/>
          <table:table-cell table:number-columns-repeated="244"/>
        </table:table-row>
        <table:table-row table:style-name="ro8">
          <table:table-cell table:style-name="ce61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table:style-name="ce49" table:formula="oooc:=CONCATENATE(&quot;Portal&quot;;&quot;/&quot;;[.B35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2: Add portlet into page</text:p>
          </table:table-cell>
          <table:table-cell table:style-name="ce49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number-columns-repeated="245"/>
        </table:table-row>
        <table:table-row table:style-name="ro8">
          <table:table-cell table:style-name="ce61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49" table:formula="oooc:=CONCATENATE(&quot;Portal&quot;;&quot;/&quot;;[.B36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3: Edit portlet</text:p>
          </table:table-cell>
          <table:table-cell table:style-name="ce49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9" office:value-type="string">
            <text:p>Edit portlet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number-columns-repeated="245"/>
        </table:table-row>
        <table:table-row table:style-name="ro8">
          <table:table-cell table:style-name="ce61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49" table:formula="oooc:=CONCATENATE(&quot;Portal&quot;;&quot;/&quot;;[.B37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4: Abort editing page after saved portlet preference</text:p>
          </table:table-cell>
          <table:table-cell table:style-name="ce49" office:value-type="string">
            <text:p>Click Abort to escape editing page</text:p>
          </table:table-cell>
          <table:table-cell table:style-name="ce49" office:value-type="string">
            <text:p>Page has no chan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number-columns-repeated="245"/>
        </table:table-row>
        <table:table-row table:style-name="ro8">
          <table:table-cell table:style-name="ce61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49" table:formula="oooc:=CONCATENATE(&quot;Portal&quot;;&quot;/&quot;;[.B38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5: Check Portlet preference</text:p>
          </table:table-cell>
          <table:table-cell table:style-name="ce49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9" office:value-type="string">
            <text:p>That Portlet's Portlet Preference is not ther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office:value-type="string">
            <text:p>That Portlet's Portlet Preference is still there</text:p>
          </table:table-cell>
          <table:table-cell table:number-columns-repeated="244"/>
        </table:table-row>
        <table:table-row table:style-name="ro9">
          <table:table-cell table:style-name="ce61" table:formula="oooc:=IF(VALUE(MID([.F39];6;FIND(&quot;:&quot;;[.F39];1)-FIND(&quot; &quot;;[.F39];1)-1))&gt;VALUE(MID([.F38];6;FIND(&quot;:&quot;;[.F38];1)-FIND(&quot; &quot;;[.F38];1)-1));&quot;&quot;;MAX([.A$7:.A38])+1)" office:value-type="float" office:value="8">
            <text:p>008</text:p>
          </table:table-cell>
          <table:table-cell table:style-name="ce49" office:value-type="string">
            <text:p>REG_GTN_CCP_428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39])" office:value-type="string" office:string-value="Portal/REG_GTN_CCP_428">
            <text:p>Portal/REG_GTN_CCP_428</text:p>
          </table:table-cell>
          <table:table-cell table:style-name="ce76" office:value-type="string">
            <text:p>Check applying changes the internationalization of navigation</text:p>
          </table:table-cell>
          <table:table-cell table:style-name="ce49" office:value-type="string">
            <text:p>Step 1: Go to Internationalization page</text:p>
          </table:table-cell>
          <table:table-cell table:style-name="ce49" office:value-type="string">
            <text:p>- Login by admin</text:p>
            <text:p>- Go to Groups/Internationalization</text:p>
          </table:table-cell>
          <table:table-cell table:style-name="ce49" office:value-type="string">
            <text:p>Internationalization page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number-columns-repeated="245"/>
        </table:table-row>
        <table:table-row table:style-name="ro21">
          <table:table-cell table:style-name="ce61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9" office:value-type="string">
            <text:p>REG_GTN_CCP_428</text:p>
          </table:table-cell>
          <table:table-cell table:style-name="ce72" table:formula="oooc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49" table:formula="oooc:=CONCATENATE(&quot;Portal&quot;;&quot;/&quot;;[.B40])" office:value-type="string" office:string-value="Portal/REG_GTN_CCP_428">
            <text:p>Portal/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2: View resource</text:p>
          </table:table-cell>
          <table:table-cell table:style-name="ce49" office:value-type="string">
            <text:p>- Search to find resource (e.g: locale.navigation.group.platform.administrators)</text:p>
            <text:p>- Click icon to view at the line of current using language</text:p>
          </table:table-cell>
          <table:table-cell table:style-name="ce49" office:value-type="string">
            <text:p>Resource content is shown in view mode (can not change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number-columns-repeated="245"/>
        </table:table-row>
        <table:table-row table:style-name="ro20">
          <table:table-cell table:style-name="ce61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9" office:value-type="string">
            <text:p>REG_GTN_CCP_428</text:p>
          </table:table-cell>
          <table:table-cell table:style-name="ce72" table:formula="oooc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49" table:formula="oooc:=CONCATENATE(&quot;Portal&quot;;&quot;/&quot;;[.B41])" office:value-type="string" office:string-value="Portal/REG_GTN_CCP_428">
            <text:p>Portal/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3: Edit resource</text:p>
          </table:table-cell>
          <table:table-cell table:style-name="ce49" office:value-type="string">
            <text:p>- Click Edit</text:p>
            <text:p>- Change value for administration.portalAdmin</text:p>
            <text:p>- Save</text:p>
            <text:p>- Select 1 page from admin bar to refresh browser</text:p>
            <text:p>- Move mouse over Groups in Admin bar</text:p>
          </table:table-cell>
          <table:table-cell table:style-name="ce49" office:value-type="string">
            <text:p>“Administration” is changed to new edited valu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number-columns-repeated="244"/>
        </table:table-row>
        <table:table-row table:style-name="ro9">
          <table:table-cell table:style-name="ce61" table:formula="oooc:=IF(VALUE(MID([.F42];6;FIND(&quot;:&quot;;[.F42];1)-FIND(&quot; &quot;;[.F42];1)-1))&gt;VALUE(MID([.F41];6;FIND(&quot;:&quot;;[.F41];1)-FIND(&quot; &quot;;[.F41];1)-1));&quot;&quot;;MAX([.A$7:.A41])+1)" office:value-type="float" office:value="9">
            <text:p>009</text:p>
          </table:table-cell>
          <table:table-cell table:style-name="ce49" office:value-type="string">
            <text:p>REG_GTN_CCP_464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42])" office:value-type="string" office:string-value="Portal/REG_GTN_CCP_464">
            <text:p>Portal/REG_GTN_CCP_464</text:p>
          </table:table-cell>
          <table:table-cell table:style-name="ce76" office:value-type="string">
            <text:p>Check hitting enter key to do search user</text:p>
          </table:table-cell>
          <table:table-cell table:style-name="ce49" office:value-type="string">
            <text:p>Step 1: Show User management form</text:p>
          </table:table-cell>
          <table:table-cell table:style-name="ce49" office:value-type="string">
            <text:p>- Login by admin</text:p>
            <text:p>- Go to Groups/Community Management</text:p>
          </table:table-cell>
          <table:table-cell table:style-name="ce49" office:value-type="string">
            <text:p>Community Management is shown, User Management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</table:table-cell>
          <table:table-cell table:number-columns-repeated="245"/>
        </table:table-row>
        <table:table-row table:style-name="ro19">
          <table:table-cell table:style-name="ce61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9" office:value-type="string">
            <text:p>REG_GTN_CCP_464</text:p>
          </table:table-cell>
          <table:table-cell table:style-name="ce72" table:formula="oooc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49" table:formula="oooc:=CONCATENATE(&quot;Portal&quot;;&quot;/&quot;;[.B43])" office:value-type="string" office:string-value="Portal/REG_GTN_CCP_464">
            <text:p>Portal/REG_GTN_CCP_464</text:p>
          </table:table-cell>
          <table:table-cell table:style-name="ce49" office:value-type="string">
            <text:p>Check hitting enter key to do search user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Input value to search into text field</text:p>
            <text:p>- Select search condition</text:p>
            <text:p>- Hit enter key</text:p>
          </table:table-cell>
          <table:table-cell table:style-name="ce49" office:value-type="string">
            <text:p>Search result is return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</table:table-cell>
          <table:table-cell table:style-name="ce49" office:value-type="string">
            <text:p>Page load, result does not change</text:p>
          </table:table-cell>
          <table:table-cell table:number-columns-repeated="244"/>
        </table:table-row>
        <table:table-row table:style-name="ro9">
          <table:table-cell table:style-name="ce61" table:formula="oooc:=IF(VALUE(MID([.F44];6;FIND(&quot;:&quot;;[.F44];1)-FIND(&quot; &quot;;[.F44];1)-1))&gt;VALUE(MID([.F43];6;FIND(&quot;:&quot;;[.F43];1)-FIND(&quot; &quot;;[.F43];1)-1));&quot;&quot;;MAX([.A$7:.A43])+1)" office:value-type="float" office:value="10">
            <text:p>010</text:p>
          </table:table-cell>
          <table:table-cell table:style-name="ce49" office:value-type="string">
            <text:p>REG_GTN_CCP_466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44])" office:value-type="string" office:string-value="Portal/REG_GTN_CCP_466">
            <text:p>Portal/REG_GTN_CCP_466</text:p>
          </table:table-cell>
          <table:table-cell table:style-name="ce76" office:value-type="string">
            <text:p>Check searching user with apostrophes in First/Last name</text:p>
          </table:table-cell>
          <table:table-cell table:style-name="ce49" office:value-type="string">
            <text:p>Step 1: Add user</text:p>
          </table:table-cell>
          <table:table-cell table:style-name="ce49" office:value-type="string">
            <text:p>Register an user who has a Firstname or a lastname with apostrophes (EXP: L'test)</text:p>
          </table:table-cell>
          <table:table-cell table:style-name="ce49" office:value-type="string">
            <text:p>Register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</table:table-cell>
          <table:table-cell table:number-columns-repeated="245"/>
        </table:table-row>
        <table:table-row table:style-name="ro21">
          <table:table-cell table:style-name="ce61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9" office:value-type="string">
            <text:p>REG_GTN_CCP_466</text:p>
          </table:table-cell>
          <table:table-cell table:style-name="ce72" table:formula="oooc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49" table:formula="oooc:=CONCATENATE(&quot;Portal&quot;;&quot;/&quot;;[.B45])" office:value-type="string" office:string-value="Portal/REG_GTN_CCP_466">
            <text:p>Portal/REG_GTN_CCP_466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Login by admin</text:p>
            <text:p>- Go to Community Management and search the user L'test by choosing the lastname or the firsname as a criterion of the search</text:p>
          </table:table-cell>
          <table:table-cell table:style-name="ce49" office:value-type="string">
            <text:p>New added user is returned in search resul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</table:table-cell>
          <table:table-cell table:style-name="ce49" office:value-type="string">
            <text:p>It is expected to have this user as a result but the following message is shown: "No result found"</text:p>
          </table:table-cell>
          <table:table-cell table:number-columns-repeated="244"/>
        </table:table-row>
        <table:table-row table:style-name="ro21">
          <table:table-cell table:style-name="ce61" table:formula="oooc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table:style-name="ce49" office:value-type="string">
            <text:p>REG_GTN_PRL_002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46])" office:value-type="string" office:string-value="Portal/REG_GTN_PRL_002">
            <text:p>Portal/REG_GTN_PRL_002</text:p>
          </table:table-cell>
          <table:table-cell table:style-name="ce76" office:value-type="string">
            <text:p>Check if tooltip on Application Registry are translated into French</text:p>
          </table:table-cell>
          <table:table-cell table:style-name="ce49" office:value-type="string">
            <text:p>Step 1: Change language</text:p>
          </table:table-cell>
          <table:table-cell table:style-name="ce49" office:value-type="string">
            <text:p>- Login by admin</text:p>
            <text:p>- Select Language Settings from admin bar</text:p>
            <text:p>- Choose French</text:p>
            <text:p>- Click Apply</text:p>
          </table:table-cell>
          <table:table-cell table:style-name="ce49" office:value-type="string">
            <text:p>Current site is translated into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0</text:p>
          </table:table-cell>
          <table:table-cell table:number-columns-repeated="245"/>
        </table:table-row>
        <table:table-row table:style-name="ro23">
          <table:table-cell table:style-name="ce61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9" office:value-type="string">
            <text:p>REG_GTN_PRL_002</text:p>
          </table:table-cell>
          <table:table-cell table:style-name="ce72" table:formula="oooc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49" table:formula="oooc:=CONCATENATE(&quot;Portal&quot;;&quot;/&quot;;[.B47])" office:value-type="string" office:string-value="Portal/REG_GTN_PRL_002">
            <text:p>Portal/REG_GTN_PRL_002</text:p>
          </table:table-cell>
          <table:table-cell table:style-name="ce49" office:value-type="string">
            <text:p>Check if tooltip on Application Registry are translated into French</text:p>
          </table:table-cell>
          <table:table-cell table:style-name="ce49" office:value-type="string">
            <text:p>Step 2: Check Application Registry</text:p>
          </table:table-cell>
          <table:table-cell table:style-name="ce49" office:value-type="string">
            <text:p>- Go to Group → Application Registry</text:p>
          </table:table-cell>
          <table:table-cell table:style-name="ce49" office:value-type="string">
            <text:p>Tool tip on all labels are translated into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0</text:p>
          </table:table-cell>
          <table:table-cell table:style-name="ce49" office:value-type="string">
            <text:p><text:s/>some tool tips on Application Registry are not translated into French.</text:p>
            <text:p/>
            <text:p><text:s text:c="4"/>* Edit category</text:p>
            <text:p><text:s text:c="4"/>* Delete Category</text:p>
            <text:p><text:s text:c="4"/>* Add application into category</text:p>
            <text:p><text:s text:c="4"/>* Edit application</text:p>
            <text:p><text:s text:c="4"/>* Delete Application</text:p>
            <text:p><text:s text:c="4"/>* Delete gadget</text:p>
          </table:table-cell>
          <table:table-cell table:number-columns-repeated="244"/>
        </table:table-row>
        <table:table-row table:style-name="ro19">
          <table:table-cell table:style-name="ce61" table:formula="oooc:=IF(VALUE(MID([.F48];6;FIND(&quot;:&quot;;[.F48];1)-FIND(&quot; &quot;;[.F48];1)-1))&gt;VALUE(MID([.F47];6;FIND(&quot;:&quot;;[.F47];1)-FIND(&quot; &quot;;[.F47];1)-1));&quot;&quot;;MAX([.A$7:.A47])+1)" office:value-type="float" office:value="12">
            <text:p>012</text:p>
          </table:table-cell>
          <table:table-cell table:style-name="ce49" office:value-type="string">
            <text:p>REG_GTN_PRL_003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48])" office:value-type="string" office:string-value="Portal/REG_GTN_PRL_003">
            <text:p>Portal/REG_GTN_PRL_003</text:p>
          </table:table-cell>
          <table:table-cell table:style-name="ce76" office:value-type="string">
            <text:p>Check Login in French</text:p>
          </table:table-cell>
          <table:table-cell table:style-name="ce49" office:value-type="string">
            <text:p>Step 1: Show Home page at public</text:p>
          </table:table-cell>
          <table:table-cell table:style-name="ce49" office:value-type="string">
            <text:p>- Input URL to show portal <text:span text:style-name="T1">(</text:span>e.g: http://localhost:8080/portal<text:span text:style-name="T1">)</text:span></text:p>
          </table:table-cell>
          <table:table-cell table:style-name="ce49" office:value-type="string">
            <text:p>Go to classic portal in public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number-columns-repeated="245"/>
        </table:table-row>
        <table:table-row table:style-name="ro19">
          <table:table-cell table:style-name="ce61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9" office:value-type="string">
            <text:p>REG_GTN_PRL_003</text:p>
          </table:table-cell>
          <table:table-cell table:style-name="ce72" table:formula="oooc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49" table:formula="oooc:=CONCATENATE(&quot;Portal&quot;;&quot;/&quot;;[.B49])" office:value-type="string" office:string-value="Portal/REG_GTN_PRL_003">
            <text:p>Portal/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Step 2: Change language</text:p>
          </table:table-cell>
          <table:table-cell table:style-name="ce49" office:value-type="string">
            <text:p>- Click Change language link</text:p>
            <text:p>- Choose French</text:p>
            <text:p>- Click Apply</text:p>
          </table:table-cell>
          <table:table-cell table:style-name="ce49" office:value-type="string">
            <text:p>All labels are well translat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number-columns-repeated="245"/>
        </table:table-row>
        <table:table-row table:style-name="ro19">
          <table:table-cell table:style-name="ce61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9" office:value-type="string">
            <text:p>REG_GTN_PRL_003</text:p>
          </table:table-cell>
          <table:table-cell table:style-name="ce72" table:formula="oooc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49" table:formula="oooc:=CONCATENATE(&quot;Portal&quot;;&quot;/&quot;;[.B50])" office:value-type="string" office:string-value="Portal/REG_GTN_PRL_003">
            <text:p>Portal/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Step 3: Login</text:p>
          </table:table-cell>
          <table:table-cell table:style-name="ce49" office:value-type="string">
            <text:p>- Click Connexion</text:p>
            <text:p>- Input Username + Password</text:p>
            <text:p>- Click Connexion</text:p>
          </table:table-cell>
          <table:table-cell table:style-name="ce49" office:value-type="string">
            <text:p>Go to classic portal in private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style-name="ce49" office:value-type="string">
            <text:p>When trying to login to AIO 1.6.5 with browser in French → throw exception</text:p>
          </table:table-cell>
          <table:table-cell table:number-columns-repeated="244"/>
        </table:table-row>
        <table:table-row table:style-name="ro1" table:number-rows-repeated="13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6106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office:forms form:automatic-focus="false" form:apply-design-mode="false"/>
        <table:table-column table:style-name="co12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number-columns-repeated="247" table:default-cell-style-name="Default"/>
        <table:table-row table:style-name="ro14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980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980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5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980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6">
          <table:table-cell/>
          <table:table-cell table:style-name="ce65" office:value-type="string">
            <text:p>Total Main Cases:</text:p>
          </table:table-cell>
          <table:table-cell table:style-name="ce70" table:formula="oooc:=MAX([.A7:.A963])" office:value-type="float" office:value="9" table:number-columns-spanned="3" table:number-rows-spanned="1">
            <text:p>9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980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6"/>
          <table:table-cell table:style-name="ce71"/>
          <table:table-cell table:style-name="ce75" table:number-columns-repeated="2"/>
          <table:table-cell table:style-name="ce75" office:value-type="string">
            <text:p><text:s/></text:p>
          </table:table-cell>
          <table:table-cell table:style-name="ce75" table:number-columns-repeated="2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980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6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18">
          <table:table-cell table:style-name="ce61" office:value-type="float" office:value="1">
            <text:p>001</text:p>
          </table:table-cell>
          <table:table-cell table:style-name="ce50" office:value-type="string">
            <text:p>REG_GTN_PRL_004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7])" office:value-type="string" office:string-value="Portal/REG_GTN_PRL_004">
            <text:p>Portal/REG_GTN_PRL_004</text:p>
          </table:table-cell>
          <table:table-cell table:style-name="ce76" office:value-type="string">
            <text:p>Check changing size of container in page</text:p>
          </table:table-cell>
          <table:table-cell table:style-name="ce49" office:value-type="string">
            <text:p>Step 1: Show container list at step 3 of add page wizard</text:p>
          </table:table-cell>
          <table:table-cell table:style-name="ce49" office:value-type="string">
            <text:p>- Login by admin</text:p>
            <text:p>- Click Sites Editor → Edit page wizard</text:p>
            <text:p>- Input Name</text:p>
            <text:p>- Click Next to move to step 2 then Next to move to step 3</text:p>
            <text:p>- Click Show Container icon</text:p>
          </table:table-cell>
          <table:table-cell table:style-name="ce49" office:value-type="string">
            <text:p>Containers list is shown on the lef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number-columns-repeated="245"/>
        </table:table-row>
        <table:table-row table:style-name="ro19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GTN_PRL_004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ooc:=CONCATENATE(&quot;Portal&quot;;&quot;/&quot;;[.B8])" office:value-type="string" office:string-value="Portal/REG_GTN_PRL_004">
            <text:p>Portal/REG_GTN_PRL_004</text:p>
          </table:table-cell>
          <table:table-cell table:style-name="ce49" office:value-type="string">
            <text:p>Check changing size of container in page</text:p>
          </table:table-cell>
          <table:table-cell table:style-name="ce49" office:value-type="string">
            <text:p>Step 2: Switch to edit mode</text:p>
          </table:table-cell>
          <table:table-cell table:style-name="ce49" office:value-type="string">
            <text:p>- Select In columns</text:p>
            <text:p>- Drag &amp; drop 2 Column Container into page</text:p>
          </table:table-cell>
          <table:table-cell table:style-name="ce49" office:value-type="string">
            <text:p>Container is added into page with 2 columns 50%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style-name="ce49"/>
          <table:table-cell table:number-columns-repeated="244"/>
        </table:table-row>
        <table:table-row table:style-name="ro23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GTN_PRL_004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ooc:=CONCATENATE(&quot;Portal&quot;;&quot;/&quot;;[.B9])" office:value-type="string" office:string-value="Portal/REG_GTN_PRL_004">
            <text:p>Portal/REG_GTN_PRL_004</text:p>
          </table:table-cell>
          <table:table-cell table:style-name="ce49" office:value-type="string">
            <text:p>Check changing size of container in page</text:p>
          </table:table-cell>
          <table:table-cell table:style-name="ce49" office:value-type="string">
            <text:p>Step 3: Edit container</text:p>
          </table:table-cell>
          <table:table-cell table:style-name="ce49" office:value-type="string">
            <text:p>- Click Edit icon at the first container &amp; input 30% for Width then Save</text:p>
            <text:p><text:span text:style-name="T8">- Click Edit </text:span><text:span text:style-name="T8">icon at the </text:span><text:span text:style-name="T8">second </text:span><text:span text:style-name="T8">container &amp; </text:span><text:span text:style-name="T8">input 70% for </text:span><text:span text:style-name="T8">Width then </text:span><text:span text:style-name="T8">Save</text:span></text:p>
          </table:table-cell>
          <table:table-cell table:style-name="ce49" office:value-type="string">
            <text:p>There're 2 columns of 30/70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style-name="ce49" office:value-type="string">
            <text:p>the portlet is taking 30% of the first container, the second one 70% of the container. (and each container takes 50% of the page)</text:p>
          </table:table-cell>
          <table:table-cell table:number-columns-repeated="244"/>
        </table:table-row>
        <table:table-row table:style-name="ro9">
          <table:table-cell table:style-name="ce61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0" office:value-type="string">
            <text:p>REG_GTN_PRL_005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10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row container into page</text:p>
          </table:table-cell>
          <table:table-cell table:style-name="ce49" office:value-type="string">
            <text:p>Step 1: Show edit page wizard</text:p>
          </table:table-cell>
          <table:table-cell table:style-name="ce49" office:value-type="string">
            <text:p>- Login by admin</text:p>
            <text:p>- Select Edit page wizard under Sites Editor</text:p>
            <text:p>- Click Next to move to step 3</text:p>
          </table:table-cell>
          <table:table-cell table:style-name="ce49" office:value-type="string">
            <text:p>Edit page wizard step 3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0">
          <table:table-cell table:style-name="ce61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ooc:=CONCATENATE(&quot;Portal&quot;;&quot;/&quot;;[.B11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9">
          <table:table-cell table:style-name="ce6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ooc:=CONCATENATE(&quot;Portal&quot;;&quot;/&quot;;[.B12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Lines</text:p>
            <text:p>- Drag &amp; drop 1 row container into page</text:p>
          </table:table-cell>
          <table:table-cell table:style-name="ce49" office:value-type="string">
            <text:p>The container is added in pag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9">
          <table:table-cell table:style-name="ce61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0" office:value-type="string">
            <text:p>REG_GTN_PRL_005</text:p>
          </table:table-cell>
          <table:table-cell table:style-name="ce72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49" table:formula="oooc:=CONCATENATE(&quot;Portal&quot;;&quot;/&quot;;[.B13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column container into page</text:p>
          </table:table-cell>
          <table:table-cell table:style-name="ce49" office:value-type="string">
            <text:p>Step 1: Show edit page wizard</text:p>
          </table:table-cell>
          <table:table-cell table:style-name="ce49" office:value-type="string">
            <text:p>- Login by admin</text:p>
            <text:p>- Select Edit page wizard under Sites Editor</text:p>
            <text:p>- Click Next to move to step 3</text:p>
          </table:table-cell>
          <table:table-cell table:style-name="ce49" office:value-type="string">
            <text:p>Edit page wizard step 3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0">
          <table:table-cell table:style-name="ce61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49" table:formula="oooc:=CONCATENATE(&quot;Portal&quot;;&quot;/&quot;;[.B14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9">
          <table:table-cell table:style-name="ce61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49" table:formula="oooc:=CONCATENATE(&quot;Portal&quot;;&quot;/&quot;;[.B15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Column</text:p>
            <text:p>- Drag &amp; drop 1 column container into page</text:p>
          </table:table-cell>
          <table:table-cell table:style-name="ce49" office:value-type="string">
            <text:p>The container is added in pag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9">
          <table:table-cell table:style-name="ce61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0" office:value-type="string">
            <text:p>REG_GTN_PRL_005</text:p>
          </table:table-cell>
          <table:table-cell table:style-name="ce72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49" table:formula="oooc:=CONCATENATE(&quot;Portal&quot;;&quot;/&quot;;[.B16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row container into site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by admin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0">
          <table:table-cell table:style-name="ce61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49" table:formula="oooc:=CONCATENATE(&quot;Portal&quot;;&quot;/&quot;;[.B17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control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9">
          <table:table-cell table:style-name="ce61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49" table:formula="oooc:=CONCATENATE(&quot;Portal&quot;;&quot;/&quot;;[.B18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Lines</text:p>
            <text:p>- Drag &amp; drop 1 row container into site</text:p>
          </table:table-cell>
          <table:table-cell table:style-name="ce49" office:value-type="string">
            <text:p>The container is added in sit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9">
          <table:table-cell table:style-name="ce61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0" office:value-type="string">
            <text:p>REG_GTN_PRL_005</text:p>
          </table:table-cell>
          <table:table-cell table:style-name="ce72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49" table:formula="oooc:=CONCATENATE(&quot;Portal&quot;;&quot;/&quot;;[.B19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row container into site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by admin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0">
          <table:table-cell table:style-name="ce61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49" table:formula="oooc:=CONCATENATE(&quot;Portal&quot;;&quot;/&quot;;[.B20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control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9">
          <table:table-cell table:style-name="ce61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49" table:formula="oooc:=CONCATENATE(&quot;Portal&quot;;&quot;/&quot;;[.B21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Columns</text:p>
            <text:p>- Drag &amp; drop 1 column container into site</text:p>
          </table:table-cell>
          <table:table-cell table:style-name="ce49" office:value-type="string">
            <text:p>The container is added in sit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0">
          <table:table-cell table:style-name="ce61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0" office:value-type="string">
            <text:p>REG_GTN_CCP_499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2])" office:value-type="string" office:string-value="Portal/REG_GTN_CCP_499">
            <text:p>Portal/REG_GTN_CCP_499</text:p>
          </table:table-cell>
          <table:table-cell table:style-name="ce76" office:value-type="string">
            <text:p>Check when drag &amp; drop portlet in IE7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acme by admin in IE7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23</text:p>
          </table:table-cell>
          <table:table-cell table:number-columns-repeated="245"/>
        </table:table-row>
        <table:table-row table:style-name="ro18">
          <table:table-cell table:style-name="ce61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0" office:value-type="string">
            <text:p>REG_GTN_CCP_499</text:p>
          </table:table-cell>
          <table:table-cell table:style-name="ce72" table:formula="oooc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49" table:formula="oooc:=CONCATENATE(&quot;Portal&quot;;&quot;/&quot;;[.B23])" office:value-type="string" office:string-value="Portal/REG_GTN_CCP_499">
            <text:p>Portal/REG_GTN_CCP_499</text:p>
          </table:table-cell>
          <table:table-cell table:style-name="ce49" office:value-type="string">
            <text:p>Check when drag &amp; drop portlet in IE7</text:p>
          </table:table-cell>
          <table:table-cell table:style-name="ce49" office:value-type="string">
            <text:p>Step 2: Drag &amp; drop portlet</text:p>
          </table:table-cell>
          <table:table-cell table:style-name="ce49" office:value-type="string">
            <text:p>Drag &amp; drop 1 portlet to the right</text:p>
          </table:table-cell>
          <table:table-cell table:style-name="ce49" office:value-type="string">
            <text:p>The drag &amp; drop action is well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23</text:p>
          </table:table-cell>
          <table:table-cell table:style-name="ce49" office:value-type="string">
            <text:p>It is dropped whenever the screen boarder are exceeded(not where the user needs it).</text:p>
          </table:table-cell>
          <table:table-cell table:number-columns-repeated="244"/>
        </table:table-row>
        <table:table-row table:style-name="ro10">
          <table:table-cell table:style-name="ce61" table:formula="oooc:=IF(VALUE(MID([.F24];6;FIND(&quot;:&quot;;[.F24];1)-FIND(&quot; &quot;;[.F24];1)-1))&gt;VALUE(MID([.F23];6;FIND(&quot;:&quot;;[.F23];1)-FIND(&quot; &quot;;[.F23];1)-1));&quot;&quot;;MAX([.A$7:.A23])+1)" office:value-type="float" office:value="7">
            <text:p>007</text:p>
          </table:table-cell>
          <table:table-cell table:style-name="ce50" office:value-type="string">
            <text:p>REG_GTN_PRL_006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4])" office:value-type="string" office:string-value="Portal/REG_GTN_PRL_006">
            <text:p>Portal/REG_GTN_PRL_006</text:p>
          </table:table-cell>
          <table:table-cell table:style-name="ce76" office:value-type="string">
            <text:p>Check French label in Login form</text:p>
          </table:table-cell>
          <table:table-cell table:style-name="ce49" office:value-type="string">
            <text:p>Step 1: Show site in public</text:p>
          </table:table-cell>
          <table:table-cell table:style-name="ce49" office:value-type="string">
            <text:p>Input URL, e.g: <text:a xlink:href="http://localhost:8080/portal/public/classic/">http://localhost:8080/portal/public/classic/</text:a></text:p>
          </table:table-cell>
          <table:table-cell table:style-name="ce49" office:value-type="string">
            <text:p>Show classic site in public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number-columns-repeated="245"/>
        </table:table-row>
        <table:table-row table:style-name="ro19">
          <table:table-cell table:style-name="ce61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0" office:value-type="string">
            <text:p>REG_GTN_PRL_006</text:p>
          </table:table-cell>
          <table:table-cell table:style-name="ce72" table:formula="oooc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ooc:=CONCATENATE(&quot;Portal&quot;;&quot;/&quot;;[.B25])" office:value-type="string" office:string-value="Portal/REG_GTN_PRL_006">
            <text:p>Portal/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Step 2: Change language</text:p>
          </table:table-cell>
          <table:table-cell table:style-name="ce49" office:value-type="string">
            <text:p>- Click Change Language link</text:p>
            <text:p>- Choose French</text:p>
            <text:p>- Click Apply</text:p>
          </table:table-cell>
          <table:table-cell table:style-name="ce49" office:value-type="string">
            <text:p>Site is displayed in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number-columns-repeated="245"/>
        </table:table-row>
        <table:table-row table:style-name="ro18">
          <table:table-cell table:style-name="ce61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0" office:value-type="string">
            <text:p>REG_GTN_PRL_006</text:p>
          </table:table-cell>
          <table:table-cell table:style-name="ce72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49" table:formula="oooc:=CONCATENATE(&quot;Portal&quot;;&quot;/&quot;;[.B26])" office:value-type="string" office:string-value="Portal/REG_GTN_PRL_006">
            <text:p>Portal/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Step 3: Show sign in form</text:p>
          </table:table-cell>
          <table:table-cell table:style-name="ce49" office:value-type="string">
            <text:p>Click Connexion link</text:p>
          </table:table-cell>
          <table:table-cell table:style-name="ce49" office:value-type="string">
            <text:p>Sign in form is shown with correct labels </text:p>
            <text:p>Sign in=Connexion</text:p>
            <text:p>User name=Utilisateur</text:p>
            <text:p>Password=Mot de pass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style-name="ce49" office:value-type="string">
            <text:p>When login in private modes, "Mot de" is displayed instead of "Mot de passe"</text:p>
          </table:table-cell>
          <table:table-cell table:number-columns-repeated="244"/>
        </table:table-row>
        <table:table-row table:style-name="ro21">
          <table:table-cell table:style-name="ce61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0" office:value-type="string">
            <text:p>REG_GTN_PRL_007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7])" office:value-type="string" office:string-value="Portal/REG_GTN_PRL_007">
            <text:p>Portal/REG_GTN_PRL_007</text:p>
          </table:table-cell>
          <table:table-cell table:style-name="ce76" office:value-type="string">
            <text:p>Check value of description when edit membership type</text:p>
          </table:table-cell>
          <table:table-cell table:style-name="ce49" office:value-type="string">
            <text:p>Step 1: Add new membership type</text:p>
          </table:table-cell>
          <table:table-cell table:style-name="ce49" office:value-type="string">
            <text:p>- Login as admin</text:p>
            <text:p>- Go to Community Management</text:p>
            <text:p>- Choose Membership Management</text:p>
            <text:p>- Add new membership type with no description</text:p>
          </table:table-cell>
          <table:table-cell table:style-name="ce49" office:value-type="string">
            <text:p>New membership type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number-columns-repeated="245"/>
        </table:table-row>
        <table:table-row table:style-name="ro19">
          <table:table-cell table:style-name="ce61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0" office:value-type="string">
            <text:p>REG_GTN_PRL_007</text:p>
          </table:table-cell>
          <table:table-cell table:style-name="ce72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ooc:=CONCATENATE(&quot;Portal&quot;;&quot;/&quot;;[.B28])" office:value-type="string" office:string-value="Portal/REG_GTN_PRL_007">
            <text:p>Portal/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Step 2: Edit membership type</text:p>
          </table:table-cell>
          <table:table-cell table:style-name="ce49" office:value-type="string">
            <text:p>Click edit icon at 1 existing membership (that has description)</text:p>
          </table:table-cell>
          <table:table-cell table:style-name="ce49" office:value-type="string">
            <text:p>Information of selected membership is shown in form bel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number-columns-repeated="245"/>
        </table:table-row>
        <table:table-row table:style-name="ro8">
          <table:table-cell table:style-name="ce61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0" office:value-type="string">
            <text:p>REG_GTN_PRL_007</text:p>
          </table:table-cell>
          <table:table-cell table:style-name="ce72" table:formula="oooc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49" table:formula="oooc:=CONCATENATE(&quot;Portal&quot;;&quot;/&quot;;[.B29])" office:value-type="string" office:string-value="Portal/REG_GTN_PRL_007">
            <text:p>Portal/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Step 3: Edit membership type</text:p>
          </table:table-cell>
          <table:table-cell table:style-name="ce49" office:value-type="string">
            <text:p>Click edit icon at new added membership type at step 1</text:p>
          </table:table-cell>
          <table:table-cell table:style-name="ce49" office:value-type="string">
            <text:p>Information of selected membership is shown in form below with blank descriptio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style-name="ce49" office:value-type="string">
            <text:p>Still show description of membership which selected before</text:p>
          </table:table-cell>
          <table:table-cell table:number-columns-repeated="244"/>
        </table:table-row>
        <table:table-row table:style-name="ro19">
          <table:table-cell table:style-name="ce61" table:formula="oooc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50" office:value-type="string">
            <text:p>REG_GTN_CCP_584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30])" office:value-type="string" office:string-value="Portal/REG_GTN_CCP_584">
            <text:p>Portal/REG_GTN_CCP_584</text:p>
          </table:table-cell>
          <table:table-cell table:style-name="ce76" office:value-type="string">
            <text:p>Check show page after edit navigation</text:p>
          </table:table-cell>
          <table:table-cell table:style-name="ce49" office:value-type="string">
            <text:p>Step 1: Show edit navigation form</text:p>
          </table:table-cell>
          <table:table-cell table:style-name="ce49" office:value-type="string">
            <text:p>- Connect as root on the acme site</text:p>
            <text:p>- Click on "Edit navigation" under Site Editor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21">
          <table:table-cell table:style-name="ce61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0" office:value-type="string">
            <text:p>REG_GTN_CCP_584</text:p>
          </table:table-cell>
          <table:table-cell table:style-name="ce72" table:formula="oooc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ooc:=CONCATENATE(&quot;Portal&quot;;&quot;/&quot;;[.B31])" office:value-type="string" office:string-value="Portal/REG_GTN_CCP_584">
            <text:p>Portal/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2: Move node down</text:p>
          </table:table-cell>
          <table:table-cell table:style-name="ce49" office:value-type="string">
            <text:p>- Right-click on the node "Newsletter", then click Move Down</text:p>
            <text:p>- Save and finish</text:p>
            <text:p>- Click on the link "Newsletter" in the menu</text:p>
          </table:table-cell>
          <table:table-cell table:style-name="ce49" office:value-type="string">
            <text:p>The page of Newsletter appears well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19">
          <table:table-cell table:style-name="ce61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0" office:value-type="string">
            <text:p>REG_GTN_CCP_584</text:p>
          </table:table-cell>
          <table:table-cell table:style-name="ce72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49" table:formula="oooc:=CONCATENATE(&quot;Portal&quot;;&quot;/&quot;;[.B32])" office:value-type="string" office:string-value="Portal/REG_GTN_CCP_584">
            <text:p>Portal/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3: Show edit navigation form</text:p>
          </table:table-cell>
          <table:table-cell table:style-name="ce49" office:value-type="string">
            <text:p>- Click on "Edit navigation" under Site Editor <text:span text:style-name="T1">(</text:span>without returning to the home page<text:span text:style-name="T1">)</text:span>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18">
          <table:table-cell table:style-name="ce61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0" office:value-type="string">
            <text:p>REG_GTN_CCP_584</text:p>
          </table:table-cell>
          <table:table-cell table:style-name="ce72" table:formula="oooc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ooc:=CONCATENATE(&quot;Portal&quot;;&quot;/&quot;;[.B33])" office:value-type="string" office:string-value="Portal/REG_GTN_CCP_584">
            <text:p>Portal/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4: Move node up</text:p>
          </table:table-cell>
          <table:table-cell table:style-name="ce49" office:value-type="string">
            <text:p>- Right-click on the node "Newsletter", then click Move Up</text:p>
            <text:p>- Save and finish</text:p>
            <text:p>- Click on the link "Newsletter" in the menu</text:p>
          </table:table-cell>
          <table:table-cell table:style-name="ce49" office:value-type="string">
            <text:p>The page of Newsletter appears well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style-name="ce49" office:value-type="string">
            <text:p>The page of Newsletter isn't displayed, it remains on the home page</text:p>
          </table:table-cell>
          <table:table-cell table:number-columns-repeated="244"/>
        </table:table-row>
        <table:table-row table:style-name="ro1" table:number-rows-repeated="34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 table:number-rows-repeated="4">
          <table:table-cell/>
          <table:table-cell table:style-name="ce50"/>
          <table:table-cell table:number-columns-repeated="2"/>
          <table:table-cell table:style-name="ce49" table:number-columns-repeated="4"/>
          <table:table-cell table:number-columns-repeated="247"/>
        </table:table-row>
        <table:table-row table:style-name="ro1" table:number-rows-repeated="10">
          <table:table-cell/>
          <table:table-cell table:style-name="ce50"/>
          <table:table-cell table:number-columns-repeated="253"/>
        </table:table-row>
        <table:table-row table:style-name="ro1" table:number-rows-repeated="6545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3" table:print="false">
        <office:forms form:automatic-focus="false" form:apply-design-mode="false"/>
        <table:table-column table:style-name="co35" table:default-cell-style-name="ce172"/>
        <table:table-column table:style-name="co36" table:default-cell-style-name="ce172"/>
        <table:table-column table:style-name="co27" table:default-cell-style-name="ce172"/>
        <table:table-column table:style-name="co37" table:default-cell-style-name="ce172"/>
        <table:table-column table:style-name="co38" table:number-columns-repeated="2" table:default-cell-style-name="ce172"/>
        <table:table-column table:style-name="co39" table:number-columns-repeated="245" table:default-cell-style-name="ce172"/>
        <table:table-column table:style-name="co39" table:number-columns-repeated="4" table:default-cell-style-name="Default"/>
        <table:table-column table:style-name="co12" table:default-cell-style-name="Default"/>
        <table:table-row table:style-name="ro24">
          <table:table-cell table:style-name="ce168" office:value-type="string" table:number-columns-spanned="4" table:number-rows-spanned="2">
            <text:p>Portal Regression Tests List In AIO</text:p>
          </table:table-cell>
          <table:covered-table-cell table:number-columns-repeated="2" table:style-name="ce168"/>
          <table:covered-table-cell table:style-name="ce176"/>
          <table:table-cell table:style-name="ce176"/>
          <table:table-cell table:style-name="ce175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24">
          <table:covered-table-cell table:number-columns-repeated="3" table:style-name="ce169"/>
          <table:covered-table-cell table:style-name="ce176"/>
          <table:table-cell table:style-name="ce176"/>
          <table:covered-table-cell table:style-name="ce179"/>
          <table:table-cell table:style-name="Default" table:number-columns-repeated="245"/>
          <table:table-cell table:number-columns-repeated="5"/>
        </table:table-row>
        <table:table-row table:style-name="ro25">
          <table:table-cell table:style-name="ce170" office:value-type="string">
            <text:p>Id</text:p>
          </table:table-cell>
          <table:table-cell table:style-name="ce170" office:value-type="string">
            <text:p>Product</text:p>
          </table:table-cell>
          <table:table-cell table:style-name="ce175" office:value-type="string">
            <text:p>Functionality</text:p>
          </table:table-cell>
          <table:table-cell table:style-name="ce175" office:value-type="string">
            <text:p>Bug summary</text:p>
          </table:table-cell>
          <table:table-cell table:style-name="ce175" office:value-type="string">
            <text:p>Product bugID</text:p>
          </table:table-cell>
          <table:covered-table-cell table:style-name="ce179"/>
          <table:table-cell table:style-name="Default" table:number-columns-repeated="245"/>
          <table:table-cell table:number-columns-repeated="5"/>
        </table:table-row>
        <table:table-row table:style-name="ro10">
          <table:table-cell table:style-name="ce47" office:value-type="string">
            <text:p>REG_GTN_CCP_120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Portal-3435</text:p>
          </table:table-cell>
          <table:table-cell table:style-name="ce180" table:formula="oooc:=SUMPRODUCT(([Bugs_v1.6.1.B$7:Bugs_v1.6.1.B$970]=[.$A4])*([Bugs_v1.6.1.A$7:Bugs_v1.6.1.A$970]&lt;&gt;&quot;&quot;))" office:value-type="float" office:value="1">
            <text:p>1</text:p>
          </table:table-cell>
          <table:table-cell table:style-name="ce182" office:value-type="string">
            <text:p>1.6.1</text:p>
          </table:table-cell>
          <table:table-cell table:number-columns-repeated="249"/>
        </table:table-row>
        <table:table-row table:style-name="ro10">
          <table:table-cell table:style-name="ce47" office:value-type="string">
            <text:p>REG_GTN_CCP_122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No possible accented characters in the user profile</text:p>
          </table:table-cell>
          <table:table-cell table:style-name="ce62" office:value-type="string">
            <text:p>Portal-3689</text:p>
          </table:table-cell>
          <table:table-cell table:style-name="ce180" table:formula="oooc:=SUMPRODUCT(([Bugs_v1.6.1.B$7:Bugs_v1.6.1.B$970]=[.$A5])*([Bugs_v1.6.1.A$7:Bugs_v1.6.1.A$970]&lt;&gt;&quot;&quot;))" office:value-type="float" office:value="1">
            <text:p>1</text:p>
          </table:table-cell>
          <table:table-cell table:number-columns-repeated="250"/>
        </table:table-row>
        <table:table-row table:style-name="ro16">
          <table:table-cell table:style-name="ce48" office:value-type="string">
            <text:p>REG_GTN_CCP_51</text:p>
          </table:table-cell>
          <table:table-cell table:number-columns-repeated="2" table:style-name="ce48" office:value-type="string">
            <text:p>Portal</text:p>
          </table:table-cell>
          <table:table-cell table:style-name="ce177" office:value-type="string">
            <text:p>Login Page: HTTP 404, when clickin twice on "Connection Button"</text:p>
          </table:table-cell>
          <table:table-cell table:style-name="ce48" office:value-type="string">
            <text:p>PORTAL-3221</text:p>
          </table:table-cell>
          <table:table-cell table:style-name="ce180" table:formula="oooc:=SUMPRODUCT(([Bugs_v1.6.5.B$7:Bugs_v1.6.5.B$970]=[.$A6])*([Bugs_v1.6.5.A$7:Bugs_v1.6.5.A$970]&lt;&gt;&quot;&quot;))" office:value-type="float" office:value="1">
            <text:p>1</text:p>
          </table:table-cell>
          <table:table-cell table:style-name="ce182" office:value-type="string">
            <text:p>1.6.5</text:p>
          </table:table-cell>
          <table:table-cell table:style-name="ce48" table:number-columns-repeated="244"/>
          <table:table-cell table:style-name="ce183" table:number-columns-repeated="5"/>
        </table:table-row>
        <table:table-row table:style-name="ro16">
          <table:table-cell table:style-name="ce47" office:value-type="string">
            <text:p>REG_GTN_CCP_314</text:p>
          </table:table-cell>
          <table:table-cell table:number-columns-repeated="2" table:style-name="ce173" office:value-type="string">
            <text:p>Portal</text:p>
          </table:table-cell>
          <table:table-cell table:style-name="ce155" office:value-type="string">
            <text:p>Several JS problems with IE 7 </text:p>
          </table:table-cell>
          <table:table-cell table:style-name="ce155" office:value-type="string">
            <text:p>WCM-2713</text:p>
            <text:p>PORTAL-3766</text:p>
          </table:table-cell>
          <table:table-cell table:style-name="ce180" table:formula="oooc:=SUMPRODUCT(([Bugs_v1.6.5.B$7:Bugs_v1.6.5.B$970]=[.$A7])*([Bugs_v1.6.5.A$7:Bugs_v1.6.5.A$970]&lt;&gt;&quot;&quot;))" office:value-type="float" office:value="1">
            <text:p>1</text:p>
          </table:table-cell>
          <table:table-cell table:style-name="ce182"/>
          <table:table-cell table:style-name="ce48" table:number-columns-repeated="244"/>
          <table:table-cell table:style-name="ce183" table:number-columns-repeated="5"/>
        </table:table-row>
        <table:table-row table:style-name="ro16">
          <table:table-cell table:style-name="ce47" office:value-type="string">
            <text:p>REG_GTN_CCP_366</text:p>
          </table:table-cell>
          <table:table-cell table:number-columns-repeated="2" table:style-name="ce173" office:value-type="string">
            <text:p>Portal</text:p>
          </table:table-cell>
          <table:table-cell table:style-name="ce155" office:value-type="string">
            <text:p>Title of button close window in popup not available in french</text:p>
          </table:table-cell>
          <table:table-cell table:style-name="ce155" office:value-type="string">
            <text:p>PORTAL-3773</text:p>
          </table:table-cell>
          <table:table-cell table:style-name="ce180" table:formula="oooc:=SUMPRODUCT(([Bugs_v1.6.5.B$7:Bugs_v1.6.5.B$970]=[.$A8])*([Bugs_v1.6.5.A$7:Bugs_v1.6.5.A$970]&lt;&gt;&quot;&quot;))" office:value-type="float" office:value="1">
            <text:p>1</text:p>
          </table:table-cell>
          <table:table-cell table:number-columns-repeated="250"/>
        </table:table-row>
        <table:table-row table:style-name="ro26">
          <table:table-cell table:style-name="ce47" office:value-type="string">
            <text:p>REG_GTN_CCP_394</text:p>
          </table:table-cell>
          <table:table-cell table:number-columns-repeated="2" table:style-name="ce173" office:value-type="string">
            <text:p>Portal</text:p>
          </table:table-cell>
          <table:table-cell table:style-name="ce173" office:value-type="string">
            <text:p><text:span text:style-name="T9">Secours </text:span><text:span text:style-name="T9">Catholique : </text:span><text:span text:style-name="T9">Portal tickets </text:span><text:span text:style-name="T9">backport</text:span></text:p>
            <text:p><text:span text:style-name="T10">- Mandatory </text:span><text:span text:style-name="T10">textarea (*) </text:span><text:span text:style-name="T10">should be on </text:span><text:span text:style-name="T10">the right , not in </text:span><text:span text:style-name="T10">the bottom</text:span></text:p>
            <text:p><text:span text:style-name="T11">- Checkoi inh </text:span><text:span text:style-name="T11">if the max </text:span><text:span text:style-name="T11">length of </text:span><text:span text:style-name="T11">Group label is </text:span><text:span text:style-name="T11">up to 50 </text:span><text:span text:style-name="T11">characters</text:span></text:p>
            <text:p><text:span text:style-name="T11">- Check the </text:span><text:span text:style-name="T11">translation of </text:span><text:span text:style-name="T11">label in </text:span><text:span text:style-name="T11">message </text:span><text:span text:style-name="T11">popup</text:span></text:p>
          </table:table-cell>
          <table:table-cell table:style-name="ce155" office:value-type="string">
            <text:p>PORTAL-3739</text:p>
            <text:p><text:span text:style-name="T12">PORTAL-</text:span><text:span text:style-name="T13">374</text:span><text:span text:style-name="T13">0</text:span></text:p>
            <text:p><text:span text:style-name="T13">Portal-3658</text:span></text:p>
          </table:table-cell>
          <table:table-cell table:style-name="ce180" table:formula="oooc:=SUMPRODUCT(([Bugs_v1.6.5.B$7:Bugs_v1.6.5.B$970]=[.$A9])*([Bugs_v1.6.5.A$7:Bugs_v1.6.5.A$970]&lt;&gt;&quot;&quot;))" office:value-type="float" office:value="3">
            <text:p>3</text:p>
          </table:table-cell>
          <table:table-cell table:number-columns-repeated="250"/>
        </table:table-row>
        <table:table-row table:style-name="ro16">
          <table:table-cell table:style-name="ce48" office:value-type="string">
            <text:p>REG_GTN_CCP_372</text:p>
          </table:table-cell>
          <table:table-cell table:number-columns-repeated="2" table:style-name="ce48" office:value-type="string">
            <text:p>Portal</text:p>
          </table:table-cell>
          <table:table-cell table:style-name="ce177" office:value-type="string">
            <text:p>Problem with popup save-success after saving portlet CLV</text:p>
          </table:table-cell>
          <table:table-cell table:style-name="ce48" office:value-type="string">
            <text:p>Portal-3776</text:p>
          </table:table-cell>
          <table:table-cell table:style-name="ce180" table:formula="oooc:=SUMPRODUCT(([Bugs_v1.6.6.B$7:Bugs_v1.6.6.B$970]=[.$A10])*([Bugs_v1.6.6.A$7:Bugs_v1.6.6.A$970]&lt;&gt;&quot;&quot;))" office:value-type="float" office:value="1">
            <text:p>1</text:p>
          </table:table-cell>
          <table:table-cell table:style-name="ce182" office:value-type="string">
            <text:p>1.6.6</text:p>
          </table:table-cell>
          <table:table-cell table:number-columns-repeated="249"/>
        </table:table-row>
        <table:table-row table:style-name="ro16">
          <table:table-cell table:style-name="ce47" office:value-type="string">
            <text:p>REG_GTN_CCP_391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Problem in drag and drop when editing page</text:p>
          </table:table-cell>
          <table:table-cell table:style-name="ce62" office:value-type="string">
            <text:p>Portal-3787</text:p>
          </table:table-cell>
          <table:table-cell table:style-name="ce180" table:formula="oooc:=SUMPRODUCT(([Bugs_v1.6.6.B$7:Bugs_v1.6.6.B$970]=[.$A11])*([Bugs_v1.6.6.A$7:Bugs_v1.6.6.A$970]&lt;&gt;&quot;&quot;))" office:value-type="float" office:value="1">
            <text:p>1</text:p>
          </table:table-cell>
          <table:table-cell table:number-columns-repeated="250"/>
        </table:table-row>
        <table:table-row table:style-name="ro16">
          <table:table-cell table:style-name="ce47" office:value-type="string">
            <text:p>REG_GTN_CCP_395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Problem in moving portlets when editing page</text:p>
          </table:table-cell>
          <table:table-cell table:style-name="ce62" office:value-type="string">
            <text:p>Portal-3789</text:p>
          </table:table-cell>
          <table:table-cell table:style-name="ce180" table:formula="oooc:=SUMPRODUCT(([Bugs_v1.6.6.B$7:Bugs_v1.6.6.B$970]=[.$A12])*([Bugs_v1.6.6.A$7:Bugs_v1.6.6.A$970]&lt;&gt;&quot;&quot;))" office:value-type="float" office:value="1">
            <text:p>1</text:p>
          </table:table-cell>
          <table:table-cell table:number-columns-repeated="250"/>
        </table:table-row>
        <table:table-row table:style-name="ro10">
          <table:table-cell table:style-name="ce47" office:value-type="string">
            <text:p>REG_GTN_CCP_461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java.lang.NullPointerException in UserACL for ANONYMOUS users</text:p>
          </table:table-cell>
          <table:table-cell table:style-name="ce62" office:value-type="string">
            <text:p>Portal-3816</text:p>
          </table:table-cell>
          <table:table-cell table:style-name="ce180" table:formula="oooc:=SUMPRODUCT(([Bugs_v1.6.6.B$7:Bugs_v1.6.6.B$970]=[.$A13])*([Bugs_v1.6.6.A$7:Bugs_v1.6.6.A$970]&lt;&gt;&quot;&quot;))" office:value-type="float" office:value="1">
            <text:p>1</text:p>
          </table:table-cell>
          <table:table-cell table:number-columns-repeated="250"/>
        </table:table-row>
        <table:table-row table:style-name="ro10">
          <table:table-cell table:style-name="ce47" office:value-type="string">
            <text:p>REG_GTN_PRL_001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Plus ('+') symbol in an URL causes an ERROR 500 and exception in console</text:p>
          </table:table-cell>
          <table:table-cell table:style-name="ce49" office:value-type="string">
            <text:p>Portal-3684</text:p>
          </table:table-cell>
          <table:table-cell table:style-name="ce180" table:formula="oooc:=SUMPRODUCT(([Bugs_v1.6.6.B$7:Bugs_v1.6.6.B$970]=[.$A14])*([Bugs_v1.6.6.A$7:Bugs_v1.6.6.A$970]&lt;&gt;&quot;&quot;))" office:value-type="float" office:value="1">
            <text:p>1</text:p>
          </table:table-cell>
          <table:table-cell table:number-columns-repeated="250"/>
        </table:table-row>
        <table:table-row table:style-name="ro10">
          <table:table-cell table:style-name="ce49" office:value-type="string">
            <text:p>REG_GTN_CCP_379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Do not delete Portlet Preference in System Files when deleting portlets</text:p>
          </table:table-cell>
          <table:table-cell table:style-name="ce62" office:value-type="string">
            <text:p>Portal-3790</text:p>
          </table:table-cell>
          <table:table-cell table:style-name="ce180" table:formula="oooc:=SUMPRODUCT(([Bugs_v1.6.6.B$7:Bugs_v1.6.6.B$970]=[.$A15])*([Bugs_v1.6.6.A$7:Bugs_v1.6.6.A$970]&lt;&gt;&quot;&quot;))" office:value-type="float" office:value="2">
            <text:p>2</text:p>
          </table:table-cell>
          <table:table-cell table:number-columns-repeated="250"/>
        </table:table-row>
        <table:table-row table:style-name="ro10">
          <table:table-cell table:style-name="ce49" office:value-type="string">
            <text:p>REG_GTN_CCP_428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style-name="ce62" office:value-type="string">
            <text:p>Portal-3808</text:p>
          </table:table-cell>
          <table:table-cell table:style-name="ce180" table:formula="oooc:=SUMPRODUCT(([Bugs_v1.6.6.B$7:Bugs_v1.6.6.B$970]=[.$A16])*([Bugs_v1.6.6.A$7:Bugs_v1.6.6.A$970]&lt;&gt;&quot;&quot;))" office:value-type="float" office:value="1">
            <text:p>1</text:p>
          </table:table-cell>
          <table:table-cell table:number-columns-repeated="250"/>
        </table:table-row>
        <table:table-row table:style-name="ro10">
          <table:table-cell table:style-name="ce49" office:value-type="string">
            <text:p>REG_GTN_CCP_464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Find user: Enter key press not catch</text:p>
          </table:table-cell>
          <table:table-cell table:style-name="ce49" office:value-type="string">
            <text:p>Portal-3817</text:p>
          </table:table-cell>
          <table:table-cell table:style-name="ce180" table:formula="oooc:=SUMPRODUCT(([Bugs_v1.6.6.B$7:Bugs_v1.6.6.B$970]=[.$A17])*([Bugs_v1.6.6.A$7:Bugs_v1.6.6.A$970]&lt;&gt;&quot;&quot;))" office:value-type="float" office:value="1">
            <text:p>1</text:p>
          </table:table-cell>
          <table:table-cell table:number-columns-repeated="250"/>
        </table:table-row>
        <table:table-row table:style-name="ro10">
          <table:table-cell table:style-name="ce49" office:value-type="string">
            <text:p>REG_GTN_CCP_466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Search of user with apostrophes</text:p>
          </table:table-cell>
          <table:table-cell table:style-name="ce49" office:value-type="string">
            <text:p>Portal-3818</text:p>
          </table:table-cell>
          <table:table-cell table:style-name="ce180" table:formula="oooc:=SUMPRODUCT(([Bugs_v1.6.6.B$7:Bugs_v1.6.6.B$970]=[.$A18])*([Bugs_v1.6.6.A$7:Bugs_v1.6.6.A$970]&lt;&gt;&quot;&quot;))" office:value-type="float" office:value="1">
            <text:p>1</text:p>
          </table:table-cell>
          <table:table-cell table:number-columns-repeated="250"/>
        </table:table-row>
        <table:table-row table:style-name="ro10">
          <table:table-cell table:style-name="ce49" office:value-type="string">
            <text:p>REG_GTN_PRL_002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Some tooltip on Application Registry are not translated into French</text:p>
          </table:table-cell>
          <table:table-cell table:style-name="ce49" office:value-type="string">
            <text:p>Portal-3840</text:p>
          </table:table-cell>
          <table:table-cell table:style-name="ce180" table:formula="oooc:=SUMPRODUCT(([Bugs_v1.6.6.B$7:Bugs_v1.6.6.B$970]=[.$A19])*([Bugs_v1.6.6.A$7:Bugs_v1.6.6.A$970]&lt;&gt;&quot;&quot;))" office:value-type="float" office:value="1">
            <text:p>1</text:p>
          </table:table-cell>
          <table:table-cell table:number-columns-repeated="250"/>
        </table:table-row>
        <table:table-row table:style-name="ro10">
          <table:table-cell table:style-name="ce49" office:value-type="string">
            <text:p>REG_GTN_PRL_003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Can't login, login page doesn't appear</text:p>
          </table:table-cell>
          <table:table-cell table:style-name="ce49" office:value-type="string">
            <text:p>Portal-3812</text:p>
          </table:table-cell>
          <table:table-cell table:style-name="ce180" table:formula="oooc:=SUMPRODUCT(([Bugs_v1.6.6.B$7:Bugs_v1.6.6.B$970]=[.$A20])*([Bugs_v1.6.6.A$7:Bugs_v1.6.6.A$970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48" office:value-type="string">
            <text:p>REG_GTN_PRL_004</text:p>
          </table:table-cell>
          <table:table-cell table:number-columns-repeated="2" table:style-name="ce48" office:value-type="string">
            <text:p>Portal</text:p>
          </table:table-cell>
          <table:table-cell table:style-name="ce48" office:value-type="string">
            <text:p>Check changing size of container in page</text:p>
          </table:table-cell>
          <table:table-cell table:style-name="ce178" office:value-type="string">
            <text:p>Portal-2983</text:p>
          </table:table-cell>
          <table:table-cell table:style-name="ce178" table:formula="oooc:=SUMPRODUCT(([Bugs_v1.6.7.B$7:Bugs_v1.6.7.B$970]=[.$A21])*([Bugs_v1.6.7.A$7:Bugs_v1.6.7.A$970]&lt;&gt;&quot;&quot;))" office:value-type="float" office:value="1">
            <text:p>1</text:p>
          </table:table-cell>
          <table:table-cell table:style-name="ce178" office:value-type="string">
            <text:p>1.6.7</text:p>
          </table:table-cell>
          <table:table-cell table:number-columns-repeated="249"/>
        </table:table-row>
        <table:table-row table:style-name="ro19">
          <table:table-cell table:style-name="ce50" office:value-type="string">
            <text:p>REG_GTN_PRL_005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Position of dragged object (One row container, One column container) is not under mouse in Edit page, Edit portal</text:p>
          </table:table-cell>
          <table:table-cell table:style-name="ce49" office:value-type="string">
            <text:p>Portal-3827</text:p>
          </table:table-cell>
          <table:table-cell table:style-name="ce181" table:formula="oooc:=SUMPRODUCT(([Bugs_v1.6.7.B$7:Bugs_v1.6.7.B$970]=[.$A22])*([Bugs_v1.6.7.A$7:Bugs_v1.6.7.A$970]&lt;&gt;&quot;&quot;))" office:value-type="float" office:value="4">
            <text:p>4</text:p>
          </table:table-cell>
          <table:table-cell table:style-name="ce182"/>
          <table:table-cell table:number-columns-repeated="249"/>
        </table:table-row>
        <table:table-row table:style-name="ro10">
          <table:table-cell table:style-name="ce50" office:value-type="string">
            <text:p>REG_GTN_CCP_499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Portlet is dropped automatically when exceeds screen border (using IE7)</text:p>
          </table:table-cell>
          <table:table-cell table:style-name="ce49" office:value-type="string">
            <text:p>Portal-3823</text:p>
          </table:table-cell>
          <table:table-cell table:style-name="ce181" table:formula="oooc:=SUMPRODUCT(([Bugs_v1.6.7.B$7:Bugs_v1.6.7.B$970]=[.$A23])*([Bugs_v1.6.7.A$7:Bugs_v1.6.7.A$970]&lt;&gt;&quot;&quot;))" office:value-type="float" office:value="1">
            <text:p>1</text:p>
          </table:table-cell>
          <table:table-cell table:style-name="ce182"/>
          <table:table-cell table:number-columns-repeated="249"/>
        </table:table-row>
        <table:table-row table:style-name="ro10">
          <table:table-cell table:style-name="ce50" office:value-type="string">
            <text:p>REG_GTN_PRL_006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Bug in Sign in form in French</text:p>
          </table:table-cell>
          <table:table-cell table:style-name="ce49" office:value-type="string">
            <text:p>Portal-3836</text:p>
          </table:table-cell>
          <table:table-cell table:style-name="ce181" table:formula="oooc:=SUMPRODUCT(([Bugs_v1.6.7.B$7:Bugs_v1.6.7.B$970]=[.$A24])*([Bugs_v1.6.7.A$7:Bugs_v1.6.7.A$970]&lt;&gt;&quot;&quot;))" office:value-type="float" office:value="1">
            <text:p>1</text:p>
          </table:table-cell>
          <table:table-cell table:style-name="ce182"/>
          <table:table-cell table:number-columns-repeated="249"/>
        </table:table-row>
        <table:table-row table:style-name="ro10">
          <table:table-cell table:style-name="ce50" office:value-type="string">
            <text:p>REG_GTN_PRL_007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Always take the value of description of next position when edit membership</text:p>
          </table:table-cell>
          <table:table-cell table:style-name="ce49" office:value-type="string">
            <text:p>Portal-3841</text:p>
          </table:table-cell>
          <table:table-cell table:style-name="ce181" table:formula="oooc:=SUMPRODUCT(([Bugs_v1.6.7.B$7:Bugs_v1.6.7.B$970]=[.$A25])*([Bugs_v1.6.7.A$7:Bugs_v1.6.7.A$970]&lt;&gt;&quot;&quot;))" office:value-type="float" office:value="1">
            <text:p>1</text:p>
          </table:table-cell>
          <table:table-cell table:style-name="ce182"/>
          <table:table-cell table:number-columns-repeated="249"/>
        </table:table-row>
        <table:table-row table:style-name="ro10">
          <table:table-cell table:style-name="ce50" office:value-type="string">
            <text:p>REG_GTN_CCP_584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Portal-3857</text:p>
          </table:table-cell>
          <table:table-cell table:style-name="ce181" table:formula="oooc:=SUMPRODUCT(([Bugs_v1.6.7.B$7:Bugs_v1.6.7.B$970]=[.$A26])*([Bugs_v1.6.7.A$7:Bugs_v1.6.7.A$970]&lt;&gt;&quot;&quot;))" office:value-type="float" office:value="1">
            <text:p>1</text:p>
          </table:table-cell>
          <table:table-cell table:style-name="ce182"/>
          <table:table-cell table:number-columns-repeated="249"/>
        </table:table-row>
        <table:table-row table:style-name="ro1">
          <table:table-cell table:style-name="ce171" office:value-type="string" table:number-columns-spanned="5" table:number-rows-spanned="1">
            <text:p>Total</text:p>
          </table:table-cell>
          <table:covered-table-cell table:number-columns-repeated="3" table:style-name="ce174"/>
          <table:covered-table-cell table:style-name="ce173"/>
          <table:table-cell table:style-name="ce171" table:formula="oooc:=SUM([.F4:.F26])" office:value-type="float" office:value="29">
            <text:p>29</text:p>
          </table:table-cell>
          <table:table-cell table:number-columns-repeated="250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Search_contact" table:base-cell-address="$Cover.$H$82" table:expression="$'bugs_v1.6.5'.$e$#ref!:$h$#ref!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3">12/23/2010</text:date>, <text:time>15:3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3T15:35:49</dc:date>
    <meta:print-date>2008-06-17T00:45:47</meta:print-date>
    <meta:editing-cycles>864</meta:editing-cycles>
    <meta:editing-duration>P14DT14H42M50S</meta:editing-duration>
    <meta:user-defined meta:name="Info 1"/>
    <meta:user-defined meta:name="Info 2"/>
    <meta:user-defined meta:name="Info 3"/>
    <meta:user-defined meta:name="Info 4"/>
    <meta:document-statistic meta:table-count="7" meta:cell-count="1296" meta:object-count="1"/>
  </office:meta>
</office:document-meta>
</file>